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da7d8"/>
    </style:style>
    <style:style style:name="ce2" style:family="table-cell" style:parent-style-name="Default" style:data-style-name="N109"/>
    <style:style style:name="ce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>
        <table:iteration table:steps="1" table:maximum-difference="1"/>
      </table:calculation-settings>
      <table:table table:name="Boolsche Ops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) Finde Gewichte für das boolesche O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2) Finde Gewichte für das boolesche AN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3) Finde Gewichte für das boolesche NAN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4) Finde Gewichte für das boolesche XO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string" calcext:value-type="string">
            <text:p>epsilon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f=w*x (mode 0: linear)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f‘=w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w‘=w+f‘*error*epsilon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error²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next weigh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.0455" calcext:value-type="float">
            <text:p>1,0455</text:p>
          </table:table-cell>
          <table:table-cell table:number-columns-repeated="2"/>
          <table:table-cell table:formula="of:=ACT([.$B$6]; [.B14] ; [.$B$8] )" office:value-type="float" office:value="-0.9945" calcext:value-type="float">
            <text:p>-0,99450</text:p>
          </table:table-cell>
          <table:table-cell office:value-type="float" office:value="0" calcext:value-type="float">
            <text:p>0</text:p>
          </table:table-cell>
          <table:table-cell table:formula="of:=[.F11]-[.E11]" office:value-type="float" office:value="0.9945" calcext:value-type="float">
            <text:p>0,9945</text:p>
          </table:table-cell>
          <table:table-cell table:formula="of:=[.G11]*[.G11]" office:value-type="float" office:value="0.98903025" calcext:value-type="float">
            <text:p>0,98903025</text:p>
          </table:table-cell>
          <table:table-cell table:formula="of:=[.G11]*[.$G$6]*[.B11]" office:value-type="float" office:value="0.103974975" calcext:value-type="float">
            <text:p>0,103974975</text:p>
          </table:table-cell>
          <table:table-cell table:formula="of:=([.I11]+[.I17]+[.I23]+[.I29])/4+[.B11]" office:value-type="float" office:value="1.06630545" calcext:value-type="float">
            <text:p>1,06630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.0455" calcext:value-type="float">
            <text:p>1,045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-0.9945" calcext:value-type="float">
            <text:p>-0,9945</text:p>
          </table:table-cell>
          <table:table-cell table:number-columns-repeated="6"/>
          <table:table-cell table:formula="of:=[.G11]*[.$G$6]*[.B13]" office:value-type="float" office:value="-0.098903025" calcext:value-type="float">
            <text:p>-0,098903025</text:p>
          </table:table-cell>
          <table:table-cell table:formula="of:=([.I13]+[.I19]+[.I25]+[.I31])/4+[.B13]" office:value-type="float" office:value="-1.01429055" calcext:value-type="float">
            <text:p>-1,01429055</text:p>
          </table:table-cell>
        </table:table-row>
        <table:table-row table:style-name="ro1">
          <table:table-cell/>
          <table:table-cell table:formula="of:=[.A11]*[.B11]+[.A12]*[.B12]+[.B13]" office:value-type="float" office:value="-0.9945" calcext:value-type="float">
            <text:p>-0,9945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1]" office:value-type="float" office:value="1.0455" calcext:value-type="float">
            <text:p>1,0455</text:p>
          </table:table-cell>
          <table:table-cell table:number-columns-repeated="2"/>
          <table:table-cell table:formula="of:=ACT([.$B$6]; [.B20] ; [.$B$8] )" office:value-type="float" office:value="0.051" calcext:value-type="float">
            <text:p>0,05100</text:p>
          </table:table-cell>
          <table:table-cell office:value-type="float" office:value="0" calcext:value-type="float">
            <text:p>0</text:p>
          </table:table-cell>
          <table:table-cell table:formula="of:=[.F17]-[.E17]" office:value-type="float" office:value="-0.051" calcext:value-type="float">
            <text:p>-0,051</text:p>
          </table:table-cell>
          <table:table-cell table:formula="of:=[.G17]*[.G17]" office:value-type="float" office:value="0.002601" calcext:value-type="float">
            <text:p>0,002601</text:p>
          </table:table-cell>
          <table:table-cell table:formula="of:=[.G17]*[.$G$6]*[.B17]" office:value-type="float" office:value="-0.00533205000000001" calcext:value-type="float">
            <text:p>-0,005332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1.0455" calcext:value-type="float">
            <text:p>1,0455</text:p>
          </table:table-cell>
          <table:table-cell table:number-columns-repeated="8"/>
        </table:table-row>
        <table:table-row table:style-name="ro1">
          <table:table-cell/>
          <table:table-cell table:formula="of:=[.$B$13]" office:value-type="float" office:value="-0.9945" calcext:value-type="float">
            <text:p>-0,9945</text:p>
          </table:table-cell>
          <table:table-cell table:number-columns-repeated="6"/>
          <table:table-cell table:formula="of:=[.G17]*[.$G$6]*[.B19]" office:value-type="float" office:value="0.00507195" calcext:value-type="float">
            <text:p>0,00507195</text:p>
          </table:table-cell>
          <table:table-cell/>
        </table:table-row>
        <table:table-row table:style-name="ro1">
          <table:table-cell/>
          <table:table-cell table:formula="of:=[.A17]*[.B17]+[.A18]*[.B18]+[.B19]" office:value-type="float" office:value="0.051" calcext:value-type="float">
            <text:p>0,05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1.0455" calcext:value-type="float">
            <text:p>1,0455</text:p>
          </table:table-cell>
          <table:table-cell table:number-columns-repeated="2"/>
          <table:table-cell table:formula="of:=ACT([.$B$6]; [.B26] ; [.$B$8] )" office:value-type="float" office:value="0.051" calcext:value-type="float">
            <text:p>0,05100</text:p>
          </table:table-cell>
          <table:table-cell office:value-type="float" office:value="0" calcext:value-type="float">
            <text:p>0</text:p>
          </table:table-cell>
          <table:table-cell table:formula="of:=[.F23]-[.E23]" office:value-type="float" office:value="-0.051" calcext:value-type="float">
            <text:p>-0,051</text:p>
          </table:table-cell>
          <table:table-cell table:formula="of:=[.G23]*[.G23]" office:value-type="float" office:value="0.002601" calcext:value-type="float">
            <text:p>0,002601</text:p>
          </table:table-cell>
          <table:table-cell table:formula="of:=[.G23]*[.$G$6]*[.B23]" office:value-type="float" office:value="-0.00533205000000001" calcext:value-type="float">
            <text:p>-0,0053320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2]" office:value-type="float" office:value="1.0455" calcext:value-type="float">
            <text:p>1,0455</text:p>
          </table:table-cell>
          <table:table-cell table:number-columns-repeated="8"/>
        </table:table-row>
        <table:table-row table:style-name="ro1">
          <table:table-cell/>
          <table:table-cell table:formula="of:=[.$B$13]" office:value-type="float" office:value="-0.9945" calcext:value-type="float">
            <text:p>-0,9945</text:p>
          </table:table-cell>
          <table:table-cell table:number-columns-repeated="6"/>
          <table:table-cell table:formula="of:=[.G23]*[.$G$6]*[.B25]" office:value-type="float" office:value="0.00507195" calcext:value-type="float">
            <text:p>0,00507195</text:p>
          </table:table-cell>
          <table:table-cell/>
        </table:table-row>
        <table:table-row table:style-name="ro1">
          <table:table-cell/>
          <table:table-cell table:formula="of:=[.A23]*[.B23]+[.A24]*[.B24]+[.B25]" office:value-type="float" office:value="0.051" calcext:value-type="float">
            <text:p>0,05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1.0455" calcext:value-type="float">
            <text:p>1,0455</text:p>
          </table:table-cell>
          <table:table-cell table:number-columns-repeated="2"/>
          <table:table-cell table:formula="of:=ACT([.$B$6]; [.B32] ; [.$B$8] )" office:value-type="float" office:value="1.0965" calcext:value-type="float">
            <text:p>1,09650</text:p>
          </table:table-cell>
          <table:table-cell office:value-type="float" office:value="1" calcext:value-type="float">
            <text:p>1</text:p>
          </table:table-cell>
          <table:table-cell table:formula="of:=[.F29]-[.E29]" office:value-type="float" office:value="-0.0965000000000003" calcext:value-type="float">
            <text:p>-0,0965</text:p>
          </table:table-cell>
          <table:table-cell table:formula="of:=[.G29]*[.G29]" office:value-type="float" office:value="0.00931225000000005" calcext:value-type="float">
            <text:p>0,00931225</text:p>
          </table:table-cell>
          <table:table-cell table:formula="of:=[.G29]*[.$G$6]*[.B29]" office:value-type="float" office:value="-0.010089075" calcext:value-type="float">
            <text:p>-0,0100890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1.0455" calcext:value-type="float">
            <text:p>1,045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formula="of:=[.$B$13]" office:value-type="float" office:value="-0.9945" calcext:value-type="float">
            <text:p>-0,9945</text:p>
          </table:table-cell>
          <table:table-cell table:number-columns-repeated="2"/>
          <table:table-cell table:style-name="Default"/>
          <table:table-cell table:number-columns-repeated="3"/>
          <table:table-cell table:formula="of:=[.G29]*[.$G$6]*[.B31]" office:value-type="float" office:value="0.00959692500000003" calcext:value-type="float">
            <text:p>0,009596925</text:p>
          </table:table-cell>
          <table:table-cell/>
        </table:table-row>
        <table:table-row table:style-name="ro1">
          <table:table-cell/>
          <table:table-cell table:formula="of:=[.A29]*[.B29]+[.A30]*[.B30]+[.B31]" office:value-type="float" office:value="1.0965" calcext:value-type="float">
            <text:p>1,0965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SUM([.H11:.H29])" office:value-type="float" office:value="1.0035445" calcext:value-type="float">
            <text:p>1,0035445</text:p>
          </table:table-cell>
          <table:table-cell table:number-columns-repeated="2"/>
        </table:table-row>
      </table:table>
      <table:table table:name="NAND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5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3) Finde Gewichte für das boolesche NAND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string" calcext:value-type="string">
            <text:p>epsilon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f=w*x (mode 0: linear)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f‘=w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w‘=w+f‘*error*epsilon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error²</text:p>
          </table:table-cell>
          <table:table-cell office:value-type="string" calcext:value-type="string">
            <text:p>Korrektur</text:p>
          </table:table-cell>
          <table:table-cell office:value-type="string" calcext:value-type="string">
            <text:p>next weigh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/>
          <table:table-cell table:formula="of:=ACT([.$B$6]; [.B14] ; [.$B$8] )" office:value-type="float" office:value="1" calcext:value-type="float">
            <text:p>1,00000</text:p>
          </table:table-cell>
          <table:table-cell office:value-type="float" office:value="1" calcext:value-type="float">
            <text:p>1</text:p>
          </table:table-cell>
          <table:table-cell table:formula="of:=[.F11]-[.E11]" office:value-type="float" office:value="0" calcext:value-type="float">
            <text:p>0</text:p>
          </table:table-cell>
          <table:table-cell table:formula="of:=[.G11]*[.G11]" office:value-type="float" office:value="0" calcext:value-type="float">
            <text:p>0</text:p>
          </table:table-cell>
          <table:table-cell table:formula="of:=[.G11]*[.$G$6]*[.B11]" office:value-type="float" office:value="-0" calcext:value-type="float">
            <text:p>0</text:p>
          </table:table-cell>
          <table:table-cell table:formula="of:=([.I11]+[.I17]+[.I23]+[.I29])/4+[.B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formula="of:=[.G11]*[.$G$6]*[.B13]" office:value-type="float" office:value="0" calcext:value-type="float">
            <text:p>0</text:p>
          </table:table-cell>
          <table:table-cell table:formula="of:=([.I13]+[.I19]+[.I25]+[.I31])/4+[.B13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.A11]*[.B11]+[.A12]*[.B12]+[.B13]"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1]" office:value-type="float" office:value="-1" calcext:value-type="float">
            <text:p>-1</text:p>
          </table:table-cell>
          <table:table-cell table:number-columns-repeated="2"/>
          <table:table-cell table:formula="of:=ACT([.$B$6]; [.B20] ; [.$B$8] )" office:value-type="float" office:value="1" calcext:value-type="float">
            <text:p>1,00000</text:p>
          </table:table-cell>
          <table:table-cell office:value-type="float" office:value="1" calcext:value-type="float">
            <text:p>1</text:p>
          </table:table-cell>
          <table:table-cell table:formula="of:=[.F17]-[.E17]" office:value-type="float" office:value="0" calcext:value-type="float">
            <text:p>0</text:p>
          </table:table-cell>
          <table:table-cell table:formula="of:=[.G17]*[.G17]" office:value-type="float" office:value="0" calcext:value-type="float">
            <text:p>0</text:p>
          </table:table-cell>
          <table:table-cell table:formula="of:=[.G17]*[.$G$6]*[.B17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table:formula="of:=[.$B$13]" office:value-type="float" office:value="2" calcext:value-type="float">
            <text:p>2</text:p>
          </table:table-cell>
          <table:table-cell table:number-columns-repeated="6"/>
          <table:table-cell table:formula="of:=[.G17]*[.$G$6]*[.B19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A17]*[.B17]+[.A18]*[.B18]+[.B19]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-1" calcext:value-type="float">
            <text:p>-1</text:p>
          </table:table-cell>
          <table:table-cell table:number-columns-repeated="2"/>
          <table:table-cell table:formula="of:=ACT([.$B$6]; [.B26] ; [.$B$8] )" office:value-type="float" office:value="1" calcext:value-type="float">
            <text:p>1,00000</text:p>
          </table:table-cell>
          <table:table-cell office:value-type="float" office:value="1" calcext:value-type="float">
            <text:p>1</text:p>
          </table:table-cell>
          <table:table-cell table:formula="of:=[.F23]-[.E23]" office:value-type="float" office:value="0" calcext:value-type="float">
            <text:p>0</text:p>
          </table:table-cell>
          <table:table-cell table:formula="of:=[.G23]*[.G23]" office:value-type="float" office:value="0" calcext:value-type="float">
            <text:p>0</text:p>
          </table:table-cell>
          <table:table-cell table:formula="of:=[.G23]*[.$G$6]*[.B23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2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table:formula="of:=[.$B$13]" office:value-type="float" office:value="2" calcext:value-type="float">
            <text:p>2</text:p>
          </table:table-cell>
          <table:table-cell table:number-columns-repeated="6"/>
          <table:table-cell table:formula="of:=[.G23]*[.$G$6]*[.B2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A23]*[.B23]+[.A24]*[.B24]+[.B25]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1]" office:value-type="float" office:value="-1" calcext:value-type="float">
            <text:p>-1</text:p>
          </table:table-cell>
          <table:table-cell table:number-columns-repeated="2"/>
          <table:table-cell table:formula="of:=ACT([.$B$6]; [.B32] ; [.$B$8] )" office:value-type="float" office:value="0" calcext:value-type="float">
            <text:p>0,00000</text:p>
          </table:table-cell>
          <table:table-cell office:value-type="float" office:value="0" calcext:value-type="float">
            <text:p>0</text:p>
          </table:table-cell>
          <table:table-cell table:formula="of:=[.F29]-[.E29]" office:value-type="float" office:value="0" calcext:value-type="float">
            <text:p>0</text:p>
          </table:table-cell>
          <table:table-cell table:formula="of:=[.G29]*[.G29]" office:value-type="float" office:value="0" calcext:value-type="float">
            <text:p>0</text:p>
          </table:table-cell>
          <table:table-cell table:formula="of:=[.G29]*[.$G$6]*[.B29]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2]"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formula="of:=[.$B$13]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formula="of:=[.G29]*[.$G$6]*[.B3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A29]*[.B29]+[.A30]*[.B30]+[.B31]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SUM([.H11:.H2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XOR Aufgabe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) Finde Gewichte für das boolesche X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hidden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CT([.$B$4]; [.B19] ; [.$B$6] )" office:value-type="float" office:value="0.999999661511911" calcext:value-type="float">
            <text:p>1,00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ACT([.$B$4]; [.F19] ; [.$B$6] )" office:value-type="float" office:value="0.00740975999804678" calcext:value-type="float">
            <text:p>0,00741</text:p>
          </table:table-cell>
          <table:table-cell office:value-type="float" office:value="0" calcext:value-type="float">
            <text:p>0</text:p>
          </table:table-cell>
          <table:table-cell table:formula="of:=([.J16]-[.I16])*([.J16]-[.I16])" office:value-type="float" office:value="0.0000549045432286542" calcext:value-type="float">
            <text:p>5,49045432286542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CT([.$B$4]; [.C19] ; [.$B$6] )" office:value-type="float" office:value="0.00692093872567662" calcext:value-type="float">
            <text:p>0,006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-0.5" calcext:value-type="float">
            <text:p>-0,5</text:p>
          </table:table-cell>
          <table:table-cell table:number-columns-repeated="2"/>
          <table:table-cell table:style-name="ce1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16]*[.B16]+[.$A17]*[.B17]+[.B18]" office:value-type="float" office:value="1.5" calcext:value-type="float">
            <text:p>1,5</text:p>
          </table:table-cell>
          <table:table-cell table:formula="of:=[.$A16]*[.C16]+[.$A17]*[.C17]+[.C18]" office:value-type="float" office:value="-0.5" calcext:value-type="float">
            <text:p>-0,5</text:p>
          </table:table-cell>
          <table:table-cell table:number-columns-repeated="2"/>
          <table:table-cell table:formula="of:=[.$E16]*[.F16]+[.$E17]*[.F17]+[.F18]" office:value-type="float" office:value="-0.493079399762412" calcext:value-type="float">
            <text:p>-0,49307939976241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25] ; [.$B$6] )" office:value-type="float" office:value="0.993079061274323" calcext:value-type="float">
            <text:p>0,99308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25] ; [.$B$6] )" office:value-type="float" office:value="0.99206711648277" calcext:value-type="float">
            <text:p>0,99207</text:p>
          </table:table-cell>
          <table:table-cell office:value-type="float" office:value="1" calcext:value-type="float">
            <text:p>1</text:p>
          </table:table-cell>
          <table:table-cell table:formula="of:=([.J22]-[.I22])*([.J22]-[.I22])" office:value-type="float" office:value="0.0000629306408979356" calcext:value-type="float">
            <text:p>6,2930640897935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$B$4]; [.C25] ; [.$B$6] )" office:value-type="float" office:value="0.993079061274323" calcext:value-type="float">
            <text:p>0,99308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 table:number-columns-repeated="2"/>
          <table:table-cell table:formula="of:=[.$F$18]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22]*[.B22]+[.$A23]*[.B23]+[.B24]" office:value-type="float" office:value="0.5" calcext:value-type="float">
            <text:p>0,5</text:p>
          </table:table-cell>
          <table:table-cell table:formula="of:=[.$A22]*[.C22]+[.$A23]*[.C23]+[.C24]" office:value-type="float" office:value="0.5" calcext:value-type="float">
            <text:p>0,5</text:p>
          </table:table-cell>
          <table:table-cell table:number-columns-repeated="2"/>
          <table:table-cell table:formula="of:=[.$E22]*[.F22]+[.$E23]*[.F23]+[.F24]" office:value-type="float" office:value="0.486158122548647" calcext:value-type="float">
            <text:p>0,48615812254864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31] ; [.$B$6] )" office:value-type="float" office:value="0.993079061274323" calcext:value-type="float">
            <text:p>0,99308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31] ; [.$B$6] )" office:value-type="float" office:value="0.99206711648277" calcext:value-type="float">
            <text:p>0,99207</text:p>
          </table:table-cell>
          <table:table-cell office:value-type="float" office:value="1" calcext:value-type="float">
            <text:p>1</text:p>
          </table:table-cell>
          <table:table-cell table:formula="of:=([.J28]-[.I28])*([.J28]-[.I28])" office:value-type="float" office:value="0.0000629306408979356" calcext:value-type="float">
            <text:p>6,29306408979356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style-name="ce5" table:formula="of:=ACT([.$B$4]; [.C31] ; [.$B$6] )" office:value-type="float" office:value="0.993079061274323" calcext:value-type="float">
            <text:p>0,99308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 table:number-columns-repeated="2"/>
          <table:table-cell table:formula="of:=[.$F$18]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28]*[.B28]+[.$A29]*[.B29]+[.B30]" office:value-type="float" office:value="0.5" calcext:value-type="float">
            <text:p>0,5</text:p>
          </table:table-cell>
          <table:table-cell table:formula="of:=[.$A28]*[.C28]+[.$A29]*[.C29]+[.C30]" office:value-type="float" office:value="0.5" calcext:value-type="float">
            <text:p>0,5</text:p>
          </table:table-cell>
          <table:table-cell table:number-columns-repeated="2"/>
          <table:table-cell table:formula="of:=[.$E28]*[.F28]+[.$E29]*[.F29]+[.F30]" office:value-type="float" office:value="0.486158122548647" calcext:value-type="float">
            <text:p>0,48615812254864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37] ; [.$B$6] )" office:value-type="float" office:value="0.00692093872567662" calcext:value-type="float">
            <text:p>0,00692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37] ; [.$B$6] )" office:value-type="float" office:value="0.00740975999804678" calcext:value-type="float">
            <text:p>0,00741</text:p>
          </table:table-cell>
          <table:table-cell office:value-type="float" office:value="0" calcext:value-type="float">
            <text:p>0</text:p>
          </table:table-cell>
          <table:table-cell table:formula="of:=([.J34]-[.I34])*([.J34]-[.I34])" office:value-type="float" office:value="0.0000549045432286542" calcext:value-type="float">
            <text:p>5,4904543228654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$B$4]; [.C37] ; [.$B$6] )" office:value-type="float" office:value="0.999999661511911" calcext:value-type="float">
            <text:p>1,00000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/>
          <table:table-cell table:style-name="Default"/>
          <table:table-cell table:formula="of:=[.$F$18]" office:value-type="float" office:value="-1.5" calcext:value-type="float">
            <text:p>-1,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formula="of:=[.$A34]*[.B34]+[.$A35]*[.B35]+[.B36]" office:value-type="float" office:value="-0.5" calcext:value-type="float">
            <text:p>-0,5</text:p>
          </table:table-cell>
          <table:table-cell table:formula="of:=[.$A34]*[.C34]+[.$A35]*[.C35]+[.C36]" office:value-type="float" office:value="1.5" calcext:value-type="float">
            <text:p>1,5</text:p>
          </table:table-cell>
          <table:table-cell/>
          <table:table-cell table:style-name="Default"/>
          <table:table-cell table:formula="of:=[.$E34]*[.F34]+[.$E35]*[.F35]+[.F36]" office:value-type="float" office:value="-0.493079399762412" calcext:value-type="float">
            <text:p>-0,4930793997624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Total error</text:p>
          </table:table-cell>
          <table:table-cell table:formula="of:=[.K16]+[.K22]+[.K28]+[.K34]" office:value-type="float" office:value="0.00023567036825318" calcext:value-type="float">
            <text:p>0,000235670368253</text:p>
          </table:table-cell>
        </table:table-row>
      </table:table>
      <table:table table:name="XOR Lösung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) Finde Gewichte für das boolesche XOR</text:p>
          </table:table-cell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d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hidden</text:p>
          </table:table-cell>
          <table:table-cell office:value-type="string" calcext:value-type="string">
            <text:p>weights</text:p>
          </table:table-cell>
          <table:table-cell table:number-columns-repeated="2"/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error²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CT([.$B$4]; [.B19] ; [.$B$6] )" office:value-type="float" office:value="0.999999661511911" calcext:value-type="float">
            <text:p>1,0000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ACT([.$B$4]; [.F19] ; [.$B$6] )" office:value-type="float" office:value="0.00740975999804678" calcext:value-type="float">
            <text:p>0,00741</text:p>
          </table:table-cell>
          <table:table-cell office:value-type="float" office:value="0" calcext:value-type="float">
            <text:p>0</text:p>
          </table:table-cell>
          <table:table-cell table:formula="of:=([.J16]-[.I16])*([.J16]-[.I16])" office:value-type="float" office:value="0.0000549045432286542" calcext:value-type="float">
            <text:p>5,49045432286542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able:detective>
              <table:operation table:name="trace-dependents" table:index="0"/>
              <table:operation table:name="remove-dependents" table:index="1"/>
            </table:detective>
            <text:p>-1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formula="of:=ACT([.$B$4]; [.C19] ; [.$B$6] )" office:value-type="float" office:value="0.00692093872567662" calcext:value-type="float">
            <text:p>0,0069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-0.5" calcext:value-type="float">
            <text:p>-0,5</text:p>
          </table:table-cell>
          <table:table-cell table:number-columns-repeated="2"/>
          <table:table-cell table:style-name="ce1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16]*[.B16]+[.$A17]*[.B17]+[.B18]" office:value-type="float" office:value="1.5" calcext:value-type="float">
            <text:p>1,5</text:p>
          </table:table-cell>
          <table:table-cell table:formula="of:=[.$A16]*[.C16]+[.$A17]*[.C17]+[.C18]" office:value-type="float" office:value="-0.5" calcext:value-type="float">
            <text:p>-0,5</text:p>
          </table:table-cell>
          <table:table-cell table:number-columns-repeated="2"/>
          <table:table-cell table:formula="of:=[.$E16]*[.F16]+[.$E17]*[.F17]+[.F18]" office:value-type="float" office:value="-0.493079399762412" calcext:value-type="float">
            <text:p>-0,49307939976241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25] ; [.$B$6] )" office:value-type="float" office:value="0.993079061274323" calcext:value-type="float">
            <text:p>0,99308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25] ; [.$B$6] )" office:value-type="float" office:value="0.99206711648277" calcext:value-type="float">
            <text:p>0,99207</text:p>
          </table:table-cell>
          <table:table-cell office:value-type="float" office:value="1" calcext:value-type="float">
            <text:p>1</text:p>
          </table:table-cell>
          <table:table-cell table:formula="of:=([.J22]-[.I22])*([.J22]-[.I22])" office:value-type="float" office:value="0.0000629306408979356" calcext:value-type="float">
            <text:p>6,29306408979356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$B$4]; [.C25] ; [.$B$6] )" office:value-type="float" office:value="0.993079061274323" calcext:value-type="float">
            <text:p>0,99308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 table:number-columns-repeated="2"/>
          <table:table-cell table:formula="of:=[.$F$18]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22]*[.B22]+[.$A23]*[.B23]+[.B24]" office:value-type="float" office:value="0.5" calcext:value-type="float">
            <text:p>0,5</text:p>
          </table:table-cell>
          <table:table-cell table:formula="of:=[.$A22]*[.C22]+[.$A23]*[.C23]+[.C24]" office:value-type="float" office:value="0.5" calcext:value-type="float">
            <text:p>0,5</text:p>
          </table:table-cell>
          <table:table-cell table:number-columns-repeated="2"/>
          <table:table-cell table:formula="of:=[.$E22]*[.F22]+[.$E23]*[.F23]+[.F24]" office:value-type="float" office:value="0.486158122548647" calcext:value-type="float">
            <text:p>0,48615812254864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31] ; [.$B$6] )" office:value-type="float" office:value="0.993079061274323" calcext:value-type="float">
            <text:p>0,99308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31] ; [.$B$6] )" office:value-type="float" office:value="0.99206711648277" calcext:value-type="float">
            <text:p>0,99207</text:p>
          </table:table-cell>
          <table:table-cell office:value-type="float" office:value="1" calcext:value-type="float">
            <text:p>1</text:p>
          </table:table-cell>
          <table:table-cell table:formula="of:=([.J28]-[.I28])*([.J28]-[.I28])" office:value-type="float" office:value="0.0000629306408979356" calcext:value-type="float">
            <text:p>6,29306408979356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style-name="ce5" table:formula="of:=ACT([.$B$4]; [.C31] ; [.$B$6] )" office:value-type="float" office:value="0.993079061274323" calcext:value-type="float">
            <text:p>0,99308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 table:number-columns-repeated="2"/>
          <table:table-cell table:formula="of:=[.$F$18]" office:value-type="float" office:value="-1.5" calcext:value-type="float">
            <text:p>-1,5</text:p>
          </table:table-cell>
          <table:table-cell table:number-columns-repeated="5"/>
        </table:table-row>
        <table:table-row table:style-name="ro1">
          <table:table-cell/>
          <table:table-cell table:formula="of:=[.$A28]*[.B28]+[.$A29]*[.B29]+[.B30]" office:value-type="float" office:value="0.5" calcext:value-type="float">
            <text:p>0,5</text:p>
          </table:table-cell>
          <table:table-cell table:formula="of:=[.$A28]*[.C28]+[.$A29]*[.C29]+[.C30]" office:value-type="float" office:value="0.5" calcext:value-type="float">
            <text:p>0,5</text:p>
          </table:table-cell>
          <table:table-cell table:number-columns-repeated="2"/>
          <table:table-cell table:formula="of:=[.$E28]*[.F28]+[.$E29]*[.F29]+[.F30]" office:value-type="float" office:value="0.486158122548647" calcext:value-type="float">
            <text:p>0,48615812254864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6]" office:value-type="float" office:value="-1" calcext:value-type="float">
            <text:p>-1</text:p>
          </table:table-cell>
          <table:table-cell table:formula="of:=[.$C$16]" office:value-type="float" office:value="1" calcext:value-type="float">
            <text:p>1</text:p>
          </table:table-cell>
          <table:table-cell/>
          <table:table-cell table:formula="of:=ACT([.$B$4]; [.B37] ; [.$B$6] )" office:value-type="float" office:value="0.00692093872567662" calcext:value-type="float">
            <text:p>0,00692</text:p>
          </table:table-cell>
          <table:table-cell table:formula="of:=[.$F$16]" office:value-type="float" office:value="1" calcext:value-type="float">
            <text:p>1</text:p>
          </table:table-cell>
          <table:table-cell table:number-columns-repeated="2"/>
          <table:table-cell table:formula="of:=ACT([.$B$4]; [.F37] ; [.$B$6] )" office:value-type="float" office:value="0.00740975999804678" calcext:value-type="float">
            <text:p>0,00741</text:p>
          </table:table-cell>
          <table:table-cell office:value-type="float" office:value="0" calcext:value-type="float">
            <text:p>0</text:p>
          </table:table-cell>
          <table:table-cell table:formula="of:=([.J34]-[.I34])*([.J34]-[.I34])" office:value-type="float" office:value="0.0000549045432286542" calcext:value-type="float">
            <text:p>5,49045432286542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7]" office:value-type="float" office:value="-1" calcext:value-type="float">
            <text:p>-1</text:p>
          </table:table-cell>
          <table:table-cell table:formula="of:=[.$C$17]" office:value-type="float" office:value="1" calcext:value-type="float">
            <text:p>1</text:p>
          </table:table-cell>
          <table:table-cell/>
          <table:table-cell table:formula="of:=ACT([.$B$4]; [.C37] ; [.$B$6] )" office:value-type="float" office:value="0.999999661511911" calcext:value-type="float">
            <text:p>1,00000</text:p>
          </table:table-cell>
          <table:table-cell table:formula="of:=[.$F$17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[.$B$18]" office:value-type="float" office:value="1.5" calcext:value-type="float">
            <text:p>1,5</text:p>
          </table:table-cell>
          <table:table-cell table:formula="of:=[.$C$18]" office:value-type="float" office:value="-0.5" calcext:value-type="float">
            <text:p>-0,5</text:p>
          </table:table-cell>
          <table:table-cell/>
          <table:table-cell table:style-name="Default"/>
          <table:table-cell table:formula="of:=[.$F$18]" office:value-type="float" office:value="-1.5" calcext:value-type="float">
            <text:p>-1,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formula="of:=[.$A34]*[.B34]+[.$A35]*[.B35]+[.B36]" office:value-type="float" office:value="-0.5" calcext:value-type="float">
            <text:p>-0,5</text:p>
          </table:table-cell>
          <table:table-cell table:formula="of:=[.$A34]*[.C34]+[.$A35]*[.C35]+[.C36]" office:value-type="float" office:value="1.5" calcext:value-type="float">
            <text:p>1,5</text:p>
          </table:table-cell>
          <table:table-cell/>
          <table:table-cell table:style-name="Default"/>
          <table:table-cell table:formula="of:=[.$E34]*[.F34]+[.$E35]*[.F35]+[.F36]" office:value-type="float" office:value="-0.493079399762412" calcext:value-type="float">
            <text:p>-0,49307939976241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Total error</text:p>
          </table:table-cell>
          <table:table-cell table:formula="of:=[.K16]+[.K22]+[.K28]+[.K34]" office:value-type="float" office:value="0.00023567036825318" calcext:value-type="float">
            <text:p>0,000235670368253</text:p>
          </table:table-cell>
        </table:table-row>
      </table:table>
      <table:table table:name="Logistic" table:style-name="ta1">
        <table:shapes>
          <draw:frame draw:z-index="0" draw:style-name="gr1" draw:text-style-name="P1" svg:width="340.86mm" svg:height="90.04mm" svg:x="128.31mm" svg:y="29.22mm">
            <draw:object draw:notify-on-update-of-ranges="Logistic.B10:Logistic.B110 Logistic.C9:Logistic.C9 Logistic.C10:Logistic.C110 Logistic.B10:Logistic.B110 Logistic.D9:Logistic.D9 Logistic.D10:Logistic.D110 Logistic.B10:Logistic.B110 Logistic.E9:Logistic.E9 Logistic.E10:Logistic.E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24.4mm" svg:y="136mm">
            <draw:object draw:notify-on-update-of-ranges="Logistic.H31:Logistic.H40 Logistic.I31:Logistic.I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igmoid(x) (1.0/(1.0+pow(e, -x/temperature))); const double e=2.718281828459045, temperature=0.08;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.71828182845904" calcext:value-type="float">
            <text:p>2,71828182845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table:formula="of:=0.1*[.B5]" office:value-type="float" office:value="0.0249791874789399" calcext:value-type="float">
            <text:p>0,024979187478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table:formula="of:=([.C61]-[.C59])/([.B61]-[.B59])" office:value-type="float" office:value="0.249791874789399" calcext:value-type="float">
            <text:p>0,249791874789399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simple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1/(1+POWER([.$B$3]; -[.B10]/[.$B$2]))" office:value-type="float" office:value="0.00669285092428492" calcext:value-type="float">
            <text:p>0,006692850924285</text:p>
          </table:table-cell>
          <table:table-cell/>
          <table:table-cell table:formula="of:=IF([.$B$5]*[.B10]+0.5&lt;=0;0;IF([.$B$5]*[.B10]+0.5&gt;1;1;[.$B$5]*[.B10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0]+0.1" office:value-type="float" office:value="-4.9" calcext:value-type="float">
            <text:p>-4,9</text:p>
          </table:table-cell>
          <table:table-cell table:formula="of:=1/(1+POWER([.$B$3]; -[.B11]/[.$B$2]))" office:value-type="float" office:value="0.00739154134428204" calcext:value-type="float">
            <text:p>0,007391541344282</text:p>
          </table:table-cell>
          <table:table-cell table:formula="of:=([.C11]-[.C10])/[.$B$4]" office:value-type="float" office:value="0.027970902599862" calcext:value-type="float">
            <text:p>0,027970902599862</text:p>
          </table:table-cell>
          <table:table-cell table:formula="of:=IF([.$B$5]*[.B11]+0.5&lt;=0;0;IF([.$B$5]*[.B11]+0.5&gt;1;1;[.$B$5]*[.B11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1]+0.1" office:value-type="float" office:value="-4.8" calcext:value-type="float">
            <text:p>-4,8</text:p>
          </table:table-cell>
          <table:table-cell table:formula="of:=1/(1+POWER([.$B$3]; -[.B12]/[.$B$2]))" office:value-type="float" office:value="0.00816257115315996" calcext:value-type="float">
            <text:p>0,00816257115316</text:p>
          </table:table-cell>
          <table:table-cell table:formula="of:=([.C12]-[.C11])/[.$B$4]" office:value-type="float" office:value="0.030866889066267" calcext:value-type="float">
            <text:p>0,030866889066267</text:p>
          </table:table-cell>
          <table:table-cell table:formula="of:=IF([.$B$5]*[.B12]+0.5&lt;=0;0;IF([.$B$5]*[.B12]+0.5&gt;1;1;[.$B$5]*[.B12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2]+0.1" office:value-type="float" office:value="-4.7" calcext:value-type="float">
            <text:p>-4,7</text:p>
          </table:table-cell>
          <table:table-cell table:formula="of:=1/(1+POWER([.$B$3]; -[.B13]/[.$B$2]))" office:value-type="float" office:value="0.00901329865284789" calcext:value-type="float">
            <text:p>0,009013298652848</text:p>
          </table:table-cell>
          <table:table-cell table:formula="of:=([.C13]-[.C12])/[.$B$4]" office:value-type="float" office:value="0.0340574528457015" calcext:value-type="float">
            <text:p>0,034057452845702</text:p>
          </table:table-cell>
          <table:table-cell table:formula="of:=IF([.$B$5]*[.B13]+0.5&lt;=0;0;IF([.$B$5]*[.B13]+0.5&gt;1;1;[.$B$5]*[.B13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3]+0.1" office:value-type="float" office:value="-4.6" calcext:value-type="float">
            <text:p>-4,6</text:p>
          </table:table-cell>
          <table:table-cell table:formula="of:=1/(1+POWER([.$B$3]; -[.B14]/[.$B$2]))" office:value-type="float" office:value="0.00995180186690439" calcext:value-type="float">
            <text:p>0,009951801866904</text:p>
          </table:table-cell>
          <table:table-cell table:formula="of:=([.C14]-[.C13])/[.$B$4]" office:value-type="float" office:value="0.037571406790063" calcext:value-type="float">
            <text:p>0,037571406790063</text:p>
          </table:table-cell>
          <table:table-cell table:formula="of:=IF([.$B$5]*[.B14]+0.5&lt;=0;0;IF([.$B$5]*[.B14]+0.5&gt;1;1;[.$B$5]*[.B14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4]+0.1" office:value-type="float" office:value="-4.5" calcext:value-type="float">
            <text:p>-4,5</text:p>
          </table:table-cell>
          <table:table-cell table:formula="of:=1/(1+POWER([.$B$3]; -[.B15]/[.$B$2]))" office:value-type="float" office:value="0.0109869426305933" calcext:value-type="float">
            <text:p>0,010986942630593</text:p>
          </table:table-cell>
          <table:table-cell table:formula="of:=([.C15]-[.C14])/[.$B$4]" office:value-type="float" office:value="0.0414401294902643" calcext:value-type="float">
            <text:p>0,041440129490264</text:p>
          </table:table-cell>
          <table:table-cell table:formula="of:=IF([.$B$5]*[.B15]+0.5&lt;=0;0;IF([.$B$5]*[.B15]+0.5&gt;1;1;[.$B$5]*[.B15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5]+0.1" office:value-type="float" office:value="-4.4" calcext:value-type="float">
            <text:p>-4,4</text:p>
          </table:table-cell>
          <table:table-cell table:formula="of:=1/(1+POWER([.$B$3]; -[.B16]/[.$B$2]))" office:value-type="float" office:value="0.0121284349842743" calcext:value-type="float">
            <text:p>0,012128434984274</text:p>
          </table:table-cell>
          <table:table-cell table:formula="of:=([.C16]-[.C15])/[.$B$4]" office:value-type="float" office:value="0.0456977375522506" calcext:value-type="float">
            <text:p>0,045697737552251</text:p>
          </table:table-cell>
          <table:table-cell table:formula="of:=IF([.$B$5]*[.B16]+0.5&lt;=0;0;IF([.$B$5]*[.B16]+0.5&gt;1;1;[.$B$5]*[.B16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6]+0.1" office:value-type="float" office:value="-4.3" calcext:value-type="float">
            <text:p>-4,3</text:p>
          </table:table-cell>
          <table:table-cell table:formula="of:=1/(1+POWER([.$B$3]; -[.B17]/[.$B$2]))" office:value-type="float" office:value="0.0133869178276649" calcext:value-type="float">
            <text:p>0,013386917827665</text:p>
          </table:table-cell>
          <table:table-cell table:formula="of:=([.C17]-[.C16])/[.$B$4]" office:value-type="float" office:value="0.0503812561738276" calcext:value-type="float">
            <text:p>0,050381256173828</text:p>
          </table:table-cell>
          <table:table-cell table:formula="of:=IF([.$B$5]*[.B17]+0.5&lt;=0;0;IF([.$B$5]*[.B17]+0.5&gt;1;1;[.$B$5]*[.B17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7]+0.1" office:value-type="float" office:value="-4.2" calcext:value-type="float">
            <text:p>-4,2</text:p>
          </table:table-cell>
          <table:table-cell table:formula="of:=1/(1+POWER([.$B$3]; -[.B18]/[.$B$2]))" office:value-type="float" office:value="0.0147740316932731" calcext:value-type="float">
            <text:p>0,014774031693273</text:p>
          </table:table-cell>
          <table:table-cell table:formula="of:=([.C18]-[.C17])/[.$B$4]" office:value-type="float" office:value="0.0555307840488312" calcext:value-type="float">
            <text:p>0,055530784048831</text:p>
          </table:table-cell>
          <table:table-cell table:formula="of:=IF([.$B$5]*[.B18]+0.5&lt;=0;0;IF([.$B$5]*[.B18]+0.5&gt;1;1;[.$B$5]*[.B18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8]+0.1" office:value-type="float" office:value="-4.1" calcext:value-type="float">
            <text:p>-4,1</text:p>
          </table:table-cell>
          <table:table-cell table:formula="of:=1/(1+POWER([.$B$3]; -[.B19]/[.$B$2]))" office:value-type="float" office:value="0.016302499371441" calcext:value-type="float">
            <text:p>0,016302499371441</text:p>
          </table:table-cell>
          <table:table-cell table:formula="of:=([.C19]-[.C18])/[.$B$4]" office:value-type="float" office:value="0.0611896475598552" calcext:value-type="float">
            <text:p>0,061189647559855</text:p>
          </table:table-cell>
          <table:table-cell table:formula="of:=IF([.$B$5]*[.B19]+0.5&lt;=0;0;IF([.$B$5]*[.B19]+0.5&gt;1;1;[.$B$5]*[.B19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9]+0.1" office:value-type="float" office:value="-4" calcext:value-type="float">
            <text:p>-4</text:p>
          </table:table-cell>
          <table:table-cell table:formula="of:=1/(1+POWER([.$B$3]; -[.B20]/[.$B$2]))" office:value-type="float" office:value="0.0179862099620916" calcext:value-type="float">
            <text:p>0,017986209962092</text:p>
          </table:table-cell>
          <table:table-cell table:formula="of:=([.C20]-[.C19])/[.$B$4]" office:value-type="float" office:value="0.0674045379606586" calcext:value-type="float">
            <text:p>0,067404537960659</text:p>
          </table:table-cell>
          <table:table-cell table:formula="of:=IF([.$B$5]*[.B20]+0.5&lt;=0;0;IF([.$B$5]*[.B20]+0.5&gt;1;1;[.$B$5]*[.B20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0]+0.1" office:value-type="float" office:value="-3.9" calcext:value-type="float">
            <text:p>-3,9</text:p>
          </table:table-cell>
          <table:table-cell table:formula="of:=1/(1+POWER([.$B$3]; -[.B21]/[.$B$2]))" office:value-type="float" office:value="0.0198403057340776" calcext:value-type="float">
            <text:p>0,019840305734078</text:p>
          </table:table-cell>
          <table:table-cell table:formula="of:=([.C21]-[.C20])/[.$B$4]" office:value-type="float" office:value="0.0742256237737578" calcext:value-type="float">
            <text:p>0,074225623773758</text:p>
          </table:table-cell>
          <table:table-cell table:formula="of:=IF([.$B$5]*[.B21]+0.5&lt;=0;0;IF([.$B$5]*[.B21]+0.5&gt;1;1;[.$B$5]*[.B21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1]+0.1" office:value-type="float" office:value="-3.8" calcext:value-type="float">
            <text:p>-3,8</text:p>
          </table:table-cell>
          <table:table-cell table:formula="of:=1/(1+POWER([.$B$3]; -[.B22]/[.$B$2]))" office:value-type="float" office:value="0.0218812709361306" calcext:value-type="float">
            <text:p>0,021881270936131</text:p>
          </table:table-cell>
          <table:table-cell table:formula="of:=([.C22]-[.C21])/[.$B$4]" office:value-type="float" office:value="0.0817066289195244" calcext:value-type="float">
            <text:p>0,081706628919524</text:p>
          </table:table-cell>
          <table:table-cell table:formula="of:=IF([.$B$5]*[.B22]+0.5&lt;=0;0;IF([.$B$5]*[.B22]+0.5&gt;1;1;[.$B$5]*[.B22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2]+0.1" office:value-type="float" office:value="-3.7" calcext:value-type="float">
            <text:p>-3,7</text:p>
          </table:table-cell>
          <table:table-cell table:formula="of:=1/(1+POWER([.$B$3]; -[.B23]/[.$B$2]))" office:value-type="float" office:value="0.0241270214176693" calcext:value-type="float">
            <text:p>0,024127021417669</text:p>
          </table:table-cell>
          <table:table-cell table:formula="of:=([.C23]-[.C22])/[.$B$4]" office:value-type="float" office:value="0.0899048651375124" calcext:value-type="float">
            <text:p>0,089904865137512</text:p>
          </table:table-cell>
          <table:table-cell table:formula="of:=IF([.$B$5]*[.B23]+0.5&lt;=0;0;IF([.$B$5]*[.B23]+0.5&gt;1;1;[.$B$5]*[.B23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3]+0.1" office:value-type="float" office:value="-3.6" calcext:value-type="float">
            <text:p>-3,6</text:p>
          </table:table-cell>
          <table:table-cell table:formula="of:=1/(1+POWER([.$B$3]; -[.B24]/[.$B$2]))" office:value-type="float" office:value="0.0265969935768659" calcext:value-type="float">
            <text:p>0,026596993576866</text:p>
          </table:table-cell>
          <table:table-cell table:formula="of:=([.C24]-[.C23])/[.$B$4]" office:value-type="float" office:value="0.0988812050543722" calcext:value-type="float">
            <text:p>0,098881205054372</text:p>
          </table:table-cell>
          <table:table-cell table:formula="of:=IF([.$B$5]*[.B24]+0.5&lt;=0;0;IF([.$B$5]*[.B24]+0.5&gt;1;1;[.$B$5]*[.B24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4]+0.1" office:value-type="float" office:value="-3.5" calcext:value-type="float">
            <text:p>-3,5</text:p>
          </table:table-cell>
          <table:table-cell table:formula="of:=1/(1+POWER([.$B$3]; -[.B25]/[.$B$2]))" office:value-type="float" office:value="0.0293122307513564" calcext:value-type="float">
            <text:p>0,029312230751357</text:p>
          </table:table-cell>
          <table:table-cell table:formula="of:=([.C25]-[.C24])/[.$B$4]" office:value-type="float" office:value="0.108699979804375" calcext:value-type="float">
            <text:p>0,108699979804375</text:p>
          </table:table-cell>
          <table:table-cell table:formula="of:=IF([.$B$5]*[.B25]+0.5&lt;=0;0;IF([.$B$5]*[.B25]+0.5&gt;1;1;[.$B$5]*[.B25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5]+0.1" office:value-type="float" office:value="-3.4" calcext:value-type="float">
            <text:p>-3,4</text:p>
          </table:table-cell>
          <table:table-cell table:formula="of:=1/(1+POWER([.$B$3]; -[.B26]/[.$B$2]))" office:value-type="float" office:value="0.0322954646984506" calcext:value-type="float">
            <text:p>0,032295464698451</text:p>
          </table:table-cell>
          <table:table-cell table:formula="of:=([.C26]-[.C25])/[.$B$4]" office:value-type="float" office:value="0.119428782445761" calcext:value-type="float">
            <text:p>0,119428782445761</text:p>
          </table:table-cell>
          <table:table-cell table:formula="of:=IF([.$B$5]*[.B26]+0.5&lt;=0;0;IF([.$B$5]*[.B26]+0.5&gt;1;1;[.$B$5]*[.B26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6]+0.1" office:value-type="float" office:value="-3.3" calcext:value-type="float">
            <text:p>-3,3</text:p>
          </table:table-cell>
          <table:table-cell table:formula="of:=1/(1+POWER([.$B$3]; -[.B27]/[.$B$2]))" office:value-type="float" office:value="0.0355711892726363" calcext:value-type="float">
            <text:p>0,035571189272636</text:p>
          </table:table-cell>
          <table:table-cell table:formula="of:=([.C27]-[.C26])/[.$B$4]" office:value-type="float" office:value="0.131138155592429" calcext:value-type="float">
            <text:p>0,131138155592429</text:p>
          </table:table-cell>
          <table:table-cell table:formula="of:=IF([.$B$5]*[.B27]+0.5&lt;=0;0;IF([.$B$5]*[.B27]+0.5&gt;1;1;[.$B$5]*[.B27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7]+0.1" office:value-type="float" office:value="-3.2" calcext:value-type="float">
            <text:p>-3,2</text:p>
          </table:table-cell>
          <table:table-cell table:formula="of:=1/(1+POWER([.$B$3]; -[.B28]/[.$B$2]))" office:value-type="float" office:value="0.0391657227967645" calcext:value-type="float">
            <text:p>0,039165722796765</text:p>
          </table:table-cell>
          <table:table-cell table:formula="of:=([.C28]-[.C27])/[.$B$4]" office:value-type="float" office:value="0.143901138784388" calcext:value-type="float">
            <text:p>0,143901138784388</text:p>
          </table:table-cell>
          <table:table-cell table:formula="of:=IF([.$B$5]*[.B28]+0.5&lt;=0;0;IF([.$B$5]*[.B28]+0.5&gt;1;1;[.$B$5]*[.B28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8]+0.1" office:value-type="float" office:value="-3.1" calcext:value-type="float">
            <text:p>-3,1</text:p>
          </table:table-cell>
          <table:table-cell table:formula="of:=1/(1+POWER([.$B$3]; -[.B29]/[.$B$2]))" office:value-type="float" office:value="0.0431072549410862" calcext:value-type="float">
            <text:p>0,043107254941086</text:p>
          </table:table-cell>
          <table:table-cell table:formula="of:=([.C29]-[.C28])/[.$B$4]" office:value-type="float" office:value="0.157792648285493" calcext:value-type="float">
            <text:p>0,157792648285493</text:p>
          </table:table-cell>
          <table:table-cell table:formula="of:=IF([.$B$5]*[.B29]+0.5&lt;=0;0;IF([.$B$5]*[.B29]+0.5&gt;1;1;[.$B$5]*[.B29]+0.5)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29]+0.1" office:value-type="float" office:value="-3" calcext:value-type="float">
            <text:p>-3</text:p>
          </table:table-cell>
          <table:table-cell table:formula="of:=1/(1+POWER([.$B$3]; -[.B30]/[.$B$2]))" office:value-type="float" office:value="0.0474258731775669" calcext:value-type="float">
            <text:p>0,047425873177567</text:p>
          </table:table-cell>
          <table:table-cell table:formula="of:=([.C30]-[.C29])/[.$B$4]" office:value-type="float" office:value="0.172888659413831" calcext:value-type="float">
            <text:p>0,172888659413831</text:p>
          </table:table-cell>
          <table:table-cell table:formula="of:=IF([.$B$5]*[.B30]+0.5&lt;=0;0;IF([.$B$5]*[.B30]+0.5&gt;1;1;[.$B$5]*[.B30]+0.5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/>
          <table:table-cell table:formula="of:=[.B30]+0.1" office:value-type="float" office:value="-2.9" calcext:value-type="float">
            <text:p>-2,9</text:p>
          </table:table-cell>
          <table:table-cell table:formula="of:=1/(1+POWER([.$B$3]; -[.B31]/[.$B$2]))" office:value-type="float" office:value="0.0521535630784179" calcext:value-type="float">
            <text:p>0,052153563078418</text:p>
          </table:table-cell>
          <table:table-cell table:formula="of:=([.C31]-[.C30])/[.$B$4]" office:value-type="float" office:value="0.189265159438709" calcext:value-type="float">
            <text:p>0,189265159438709</text:p>
          </table:table-cell>
          <table:table-cell table:formula="of:=IF([.$B$5]*[.B31]+0.5&lt;=0;0;IF([.$B$5]*[.B31]+0.5&gt;1;1;[.$B$5]*[.B31]+0.5))" office:value-type="float" office:value="0" calcext:value-type="float">
            <text:p>0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.B31]+0.1" office:value-type="float" office:value="-2.8" calcext:value-type="float">
            <text:p>-2,8</text:p>
          </table:table-cell>
          <table:table-cell table:formula="of:=1/(1+POWER([.$B$3]; -[.B32]/[.$B$2]))" office:value-type="float" office:value="0.0573241758988689" calcext:value-type="float">
            <text:p>0,057324175898869</text:p>
          </table:table-cell>
          <table:table-cell table:formula="of:=([.C32]-[.C31])/[.$B$4]" office:value-type="float" office:value="0.206996837859934" calcext:value-type="float">
            <text:p>0,206996837859934</text:p>
          </table:table-cell>
          <table:table-cell table:formula="of:=IF([.$B$5]*[.B32]+0.5&lt;=0;0;IF([.$B$5]*[.B32]+0.5&gt;1;1;[.$B$5]*[.B32]+0.5))"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/>
          <table:table-cell table:formula="of:=[.B32]+0.1" office:value-type="float" office:value="-2.7" calcext:value-type="float">
            <text:p>-2,7</text:p>
          </table:table-cell>
          <table:table-cell table:formula="of:=1/(1+POWER([.$B$3]; -[.B33]/[.$B$2]))" office:value-type="float" office:value="0.0629733560569966" calcext:value-type="float">
            <text:p>0,062973356056997</text:p>
          </table:table-cell>
          <table:table-cell table:formula="of:=([.C33]-[.C32])/[.$B$4]" office:value-type="float" office:value="0.226155480953518" calcext:value-type="float">
            <text:p>0,226155480953518</text:p>
          </table:table-cell>
          <table:table-cell table:formula="of:=IF([.$B$5]*[.B33]+0.5&lt;=0;0;IF([.$B$5]*[.B33]+0.5&gt;1;1;[.$B$5]*[.B33]+0.5))" office:value-type="float" office:value="0" calcext:value-type="float">
            <text:p>0</text:p>
          </table:table-cell>
          <table:table-cell table:number-columns-repeated="2"/>
          <table:table-cell office:value-type="float" office:value="0.08" calcext:value-type="float">
            <text:p>0,08</text:p>
          </table:table-cell>
          <table:table-cell office:value-type="float" office:value="2.77" calcext:value-type="float">
            <text:p>2,77</text:p>
          </table:table-cell>
        </table:table-row>
        <table:table-row table:style-name="ro1">
          <table:table-cell/>
          <table:table-cell table:formula="of:=[.B33]+0.1" office:value-type="float" office:value="-2.6" calcext:value-type="float">
            <text:p>-2,6</text:p>
          </table:table-cell>
          <table:table-cell table:formula="of:=1/(1+POWER([.$B$3]; -[.B34]/[.$B$2]))" office:value-type="float" office:value="0.069138420343347" calcext:value-type="float">
            <text:p>0,069138420343347</text:p>
          </table:table-cell>
          <table:table-cell table:formula="of:=([.C34]-[.C33])/[.$B$4]" office:value-type="float" office:value="0.246808039354688" calcext:value-type="float">
            <text:p>0,246808039354688</text:p>
          </table:table-cell>
          <table:table-cell table:formula="of:=IF([.$B$5]*[.B34]+0.5&lt;=0;0;IF([.$B$5]*[.B34]+0.5&gt;1;1;[.$B$5]*[.B34]+0.5))"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2.31" calcext:value-type="float">
            <text:p>2,31</text:p>
          </table:table-cell>
        </table:table-row>
        <table:table-row table:style-name="ro1">
          <table:table-cell/>
          <table:table-cell table:formula="of:=[.B34]+0.1" office:value-type="float" office:value="-2.5" calcext:value-type="float">
            <text:p>-2,5</text:p>
          </table:table-cell>
          <table:table-cell table:formula="of:=1/(1+POWER([.$B$3]; -[.B35]/[.$B$2]))" office:value-type="float" office:value="0.0758581800212437" calcext:value-type="float">
            <text:p>0,075858180021244</text:p>
          </table:table-cell>
          <table:table-cell table:formula="of:=([.C35]-[.C34])/[.$B$4]" office:value-type="float" office:value="0.269014341782021" calcext:value-type="float">
            <text:p>0,269014341782021</text:p>
          </table:table-cell>
          <table:table-cell table:formula="of:=IF([.$B$5]*[.B35]+0.5&lt;=0;0;IF([.$B$5]*[.B35]+0.5&gt;1;1;[.$B$5]*[.B35]+0.5))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[.B35]+0.1" office:value-type="float" office:value="-2.4" calcext:value-type="float">
            <text:p>-2,4</text:p>
          </table:table-cell>
          <table:table-cell table:formula="of:=1/(1+POWER([.$B$3]; -[.B36]/[.$B$2]))" office:value-type="float" office:value="0.0831726964939226" calcext:value-type="float">
            <text:p>0,083172696493923</text:p>
          </table:table-cell>
          <table:table-cell table:formula="of:=([.C36]-[.C35])/[.$B$4]" office:value-type="float" office:value="0.29282443549638" calcext:value-type="float">
            <text:p>0,29282443549638</text:p>
          </table:table-cell>
          <table:table-cell table:formula="of:=IF([.$B$5]*[.B36]+0.5&lt;=0;0;IF([.$B$5]*[.B36]+0.5&gt;1;1;[.$B$5]*[.B36]+0.5))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/>
          <table:table-cell table:formula="of:=[.B36]+0.1" office:value-type="float" office:value="-2.3" calcext:value-type="float">
            <text:p>-2,3</text:p>
          </table:table-cell>
          <table:table-cell table:formula="of:=1/(1+POWER([.$B$3]; -[.B37]/[.$B$2]))" office:value-type="float" office:value="0.0911229610148563" calcext:value-type="float">
            <text:p>0,091122961014856</text:p>
          </table:table-cell>
          <table:table-cell table:formula="of:=([.C37]-[.C36])/[.$B$4]" office:value-type="float" office:value="0.318275545497093" calcext:value-type="float">
            <text:p>0,318275545497093</text:p>
          </table:table-cell>
          <table:table-cell table:formula="of:=IF([.$B$5]*[.B37]+0.5&lt;=0;0;IF([.$B$5]*[.B37]+0.5&gt;1;1;[.$B$5]*[.B37]+0.5))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/>
          <table:table-cell table:formula="of:=[.B37]+0.1" office:value-type="float" office:value="-2.2" calcext:value-type="float">
            <text:p>-2,2</text:p>
          </table:table-cell>
          <table:table-cell table:formula="of:=1/(1+POWER([.$B$3]; -[.B38]/[.$B$2]))" office:value-type="float" office:value="0.0997504891196853" calcext:value-type="float">
            <text:p>0,099750489119685</text:p>
          </table:table-cell>
          <table:table-cell table:formula="of:=([.C38]-[.C37])/[.$B$4]" office:value-type="float" office:value="0.34538866054402" calcext:value-type="float">
            <text:p>0,34538866054402</text:p>
          </table:table-cell>
          <table:table-cell table:formula="of:=IF([.$B$5]*[.B38]+0.5&lt;=0;0;IF([.$B$5]*[.B38]+0.5&gt;1;1;[.$B$5]*[.B38]+0.5))"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/>
          <table:table-cell table:formula="of:=[.B38]+0.1" office:value-type="float" office:value="-2.1" calcext:value-type="float">
            <text:p>-2,1</text:p>
          </table:table-cell>
          <table:table-cell table:formula="of:=1/(1+POWER([.$B$3]; -[.B39]/[.$B$2]))" office:value-type="float" office:value="0.109096821195613" calcext:value-type="float">
            <text:p>0,109096821195613</text:p>
          </table:table-cell>
          <table:table-cell table:formula="of:=([.C39]-[.C38])/[.$B$4]" office:value-type="float" office:value="0.374164775527937" calcext:value-type="float">
            <text:p>0,374164775527937</text:p>
          </table:table-cell>
          <table:table-cell table:formula="of:=IF([.$B$5]*[.B39]+0.5&lt;=0;0;IF([.$B$5]*[.B39]+0.5&gt;1;1;[.$B$5]*[.B39]+0.5))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/>
          <table:table-cell table:formula="of:=[.B39]+0.1" office:value-type="float" office:value="-2" calcext:value-type="float">
            <text:p>-2</text:p>
          </table:table-cell>
          <table:table-cell table:formula="of:=1/(1+POWER([.$B$3]; -[.B40]/[.$B$2]))" office:value-type="float" office:value="0.119202922022118" calcext:value-type="float">
            <text:p>0,119202922022118</text:p>
          </table:table-cell>
          <table:table-cell table:formula="of:=([.C40]-[.C39])/[.$B$4]" office:value-type="float" office:value="0.404580846956096" calcext:value-type="float">
            <text:p>0,404580846956096</text:p>
          </table:table-cell>
          <table:table-cell table:formula="of:=IF([.$B$5]*[.B40]+0.5&lt;=0;0;IF([.$B$5]*[.B40]+0.5&gt;1;1;[.$B$5]*[.B40]+0.5))" office:value-type="float" office:value="0.000416250421201358" calcext:value-type="float">
            <text:p>0,000416250421201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/>
          <table:table-cell table:formula="of:=[.B40]+0.1" office:value-type="float" office:value="-1.9" calcext:value-type="float">
            <text:p>-1,9</text:p>
          </table:table-cell>
          <table:table-cell table:formula="of:=1/(1+POWER([.$B$3]; -[.B41]/[.$B$2]))" office:value-type="float" office:value="0.130108474362998" calcext:value-type="float">
            <text:p>0,130108474362998</text:p>
          </table:table-cell>
          <table:table-cell table:formula="of:=([.C41]-[.C40])/[.$B$4]" office:value-type="float" office:value="0.436585551474596" calcext:value-type="float">
            <text:p>0,436585551474596</text:p>
          </table:table-cell>
          <table:table-cell table:formula="of:=IF([.$B$5]*[.B41]+0.5&lt;=0;0;IF([.$B$5]*[.B41]+0.5&gt;1;1;[.$B$5]*[.B41]+0.5))" office:value-type="float" office:value="0.0253954379001413" calcext:value-type="float">
            <text:p>0,025395437900141</text:p>
          </table:table-cell>
          <table:table-cell table:number-columns-repeated="4"/>
        </table:table-row>
        <table:table-row table:style-name="ro1">
          <table:table-cell/>
          <table:table-cell table:formula="of:=[.B41]+0.1" office:value-type="float" office:value="-1.8" calcext:value-type="float">
            <text:p>-1,8</text:p>
          </table:table-cell>
          <table:table-cell table:formula="of:=1/(1+POWER([.$B$3]; -[.B42]/[.$B$2]))" office:value-type="float" office:value="0.141851064900488" calcext:value-type="float">
            <text:p>0,141851064900488</text:p>
          </table:table-cell>
          <table:table-cell table:formula="of:=([.C42]-[.C41])/[.$B$4]" office:value-type="float" office:value="0.470094975963096" calcext:value-type="float">
            <text:p>0,470094975963096</text:p>
          </table:table-cell>
          <table:table-cell table:formula="of:=IF([.$B$5]*[.B42]+0.5&lt;=0;0;IF([.$B$5]*[.B42]+0.5&gt;1;1;[.$B$5]*[.B42]+0.5))" office:value-type="float" office:value="0.0503746253790812" calcext:value-type="float">
            <text:p>0,050374625379081</text:p>
          </table:table-cell>
          <table:table-cell table:number-columns-repeated="4"/>
        </table:table-row>
        <table:table-row table:style-name="ro1">
          <table:table-cell/>
          <table:table-cell table:formula="of:=[.B42]+0.1" office:value-type="float" office:value="-1.7" calcext:value-type="float">
            <text:p>-1,7</text:p>
          </table:table-cell>
          <table:table-cell table:formula="of:=1/(1+POWER([.$B$3]; -[.B43]/[.$B$2]))" office:value-type="float" office:value="0.154465265083535" calcext:value-type="float">
            <text:p>0,154465265083535</text:p>
          </table:table-cell>
          <table:table-cell table:formula="of:=([.C43]-[.C42])/[.$B$4]" office:value-type="float" office:value="0.504988410599105" calcext:value-type="float">
            <text:p>0,504988410599105</text:p>
          </table:table-cell>
          <table:table-cell table:formula="of:=IF([.$B$5]*[.B43]+0.5&lt;=0;0;IF([.$B$5]*[.B43]+0.5&gt;1;1;[.$B$5]*[.B43]+0.5))" office:value-type="float" office:value="0.0753538128580212" calcext:value-type="float">
            <text:p>0,075353812858021</text:p>
          </table:table-cell>
          <table:table-cell table:number-columns-repeated="3"/>
          <table:table-cell office:value-type="string" calcext:value-type="string">
            <text:p>„0,247*(x ^-0,806)</text:p>
          </table:table-cell>
        </table:table-row>
        <table:table-row table:style-name="ro1">
          <table:table-cell/>
          <table:table-cell table:formula="of:=[.B43]+0.1" office:value-type="float" office:value="-1.6" calcext:value-type="float">
            <text:p>-1,6</text:p>
          </table:table-cell>
          <table:table-cell table:formula="of:=1/(1+POWER([.$B$3]; -[.B44]/[.$B$2]))" office:value-type="float" office:value="0.167981614866076" calcext:value-type="float">
            <text:p>0,167981614866076</text:p>
          </table:table-cell>
          <table:table-cell table:formula="of:=([.C44]-[.C43])/[.$B$4]" office:value-type="float" office:value="0.541104461221428" calcext:value-type="float">
            <text:p>0,541104461221428</text:p>
          </table:table-cell>
          <table:table-cell table:formula="of:=IF([.$B$5]*[.B44]+0.5&lt;=0;0;IF([.$B$5]*[.B44]+0.5&gt;1;1;[.$B$5]*[.B44]+0.5))" office:value-type="float" office:value="0.100333000336961" calcext:value-type="float">
            <text:p>0,100333000336961</text:p>
          </table:table-cell>
          <table:table-cell table:number-columns-repeated="4"/>
        </table:table-row>
        <table:table-row table:style-name="ro1">
          <table:table-cell/>
          <table:table-cell table:formula="of:=[.B44]+0.1" office:value-type="float" office:value="-1.5" calcext:value-type="float">
            <text:p>-1,5</text:p>
          </table:table-cell>
          <table:table-cell table:formula="of:=1/(1+POWER([.$B$3]; -[.B45]/[.$B$2]))" office:value-type="float" office:value="0.182425523806357" calcext:value-type="float">
            <text:p>0,182425523806357</text:p>
          </table:table-cell>
          <table:table-cell table:formula="of:=([.C45]-[.C44])/[.$B$4]" office:value-type="float" office:value="0.57823774101774" calcext:value-type="float">
            <text:p>0,57823774101774</text:p>
          </table:table-cell>
          <table:table-cell table:formula="of:=IF([.$B$5]*[.B45]+0.5&lt;=0;0;IF([.$B$5]*[.B45]+0.5&gt;1;1;[.$B$5]*[.B45]+0.5))" office:value-type="float" office:value="0.125312187815901" calcext:value-type="float">
            <text:p>0,125312187815901</text:p>
          </table:table-cell>
          <table:table-cell table:number-columns-repeated="4"/>
        </table:table-row>
        <table:table-row table:style-name="ro1">
          <table:table-cell/>
          <table:table-cell table:formula="of:=[.B45]+0.1" office:value-type="float" office:value="-1.4" calcext:value-type="float">
            <text:p>-1,4</text:p>
          </table:table-cell>
          <table:table-cell table:formula="of:=1/(1+POWER([.$B$3]; -[.B46]/[.$B$2]))" office:value-type="float" office:value="0.197816111441418" calcext:value-type="float">
            <text:p>0,197816111441418</text:p>
          </table:table-cell>
          <table:table-cell table:formula="of:=([.C46]-[.C45])/[.$B$4]" office:value-type="float" office:value="0.616136439507401" calcext:value-type="float">
            <text:p>0,616136439507401</text:p>
          </table:table-cell>
          <table:table-cell table:formula="of:=IF([.$B$5]*[.B46]+0.5&lt;=0;0;IF([.$B$5]*[.B46]+0.5&gt;1;1;[.$B$5]*[.B46]+0.5))" office:value-type="float" office:value="0.150291375294841" calcext:value-type="float">
            <text:p>0,150291375294841</text:p>
          </table:table-cell>
          <table:table-cell table:number-columns-repeated="4"/>
        </table:table-row>
        <table:table-row table:style-name="ro1">
          <table:table-cell/>
          <table:table-cell table:formula="of:=[.B46]+0.1" office:value-type="float" office:value="-1.3" calcext:value-type="float">
            <text:p>-1,3</text:p>
          </table:table-cell>
          <table:table-cell table:formula="of:=1/(1+POWER([.$B$3]; -[.B47]/[.$B$2]))" office:value-type="float" office:value="0.214165016957442" calcext:value-type="float">
            <text:p>0,214165016957442</text:p>
          </table:table-cell>
          <table:table-cell table:formula="of:=([.C47]-[.C46])/[.$B$4]" office:value-type="float" office:value="0.654501093352495" calcext:value-type="float">
            <text:p>0,654501093352495</text:p>
          </table:table-cell>
          <table:table-cell table:formula="of:=IF([.$B$5]*[.B47]+0.5&lt;=0;0;IF([.$B$5]*[.B47]+0.5&gt;1;1;[.$B$5]*[.B47]+0.5))" office:value-type="float" office:value="0.175270562773781" calcext:value-type="float">
            <text:p>0,175270562773781</text:p>
          </table:table-cell>
          <table:table-cell table:number-columns-repeated="4"/>
        </table:table-row>
        <table:table-row table:style-name="ro1">
          <table:table-cell/>
          <table:table-cell table:formula="of:=[.B47]+0.1" office:value-type="float" office:value="-1.2" calcext:value-type="float">
            <text:p>-1,2</text:p>
          </table:table-cell>
          <table:table-cell table:formula="of:=1/(1+POWER([.$B$3]; -[.B48]/[.$B$2]))" office:value-type="float" office:value="0.231475216500983" calcext:value-type="float">
            <text:p>0,231475216500983</text:p>
          </table:table-cell>
          <table:table-cell table:formula="of:=([.C48]-[.C47])/[.$B$4]" office:value-type="float" office:value="0.692984892248208" calcext:value-type="float">
            <text:p>0,692984892248208</text:p>
          </table:table-cell>
          <table:table-cell table:formula="of:=IF([.$B$5]*[.B48]+0.5&lt;=0;0;IF([.$B$5]*[.B48]+0.5&gt;1;1;[.$B$5]*[.B48]+0.5))" office:value-type="float" office:value="0.200249750252721" calcext:value-type="float">
            <text:p>0,200249750252721</text:p>
          </table:table-cell>
          <table:table-cell table:number-columns-repeated="4"/>
        </table:table-row>
        <table:table-row table:style-name="ro1">
          <table:table-cell/>
          <table:table-cell table:formula="of:=[.B48]+0.1" office:value-type="float" office:value="-1.1" calcext:value-type="float">
            <text:p>-1,1</text:p>
          </table:table-cell>
          <table:table-cell table:formula="of:=1/(1+POWER([.$B$3]; -[.B49]/[.$B$2]))" office:value-type="float" office:value="0.249739894404883" calcext:value-type="float">
            <text:p>0,249739894404883</text:p>
          </table:table-cell>
          <table:table-cell table:formula="of:=([.C49]-[.C48])/[.$B$4]" office:value-type="float" office:value="0.731195837306519" calcext:value-type="float">
            <text:p>0,731195837306519</text:p>
          </table:table-cell>
          <table:table-cell table:formula="of:=IF([.$B$5]*[.B49]+0.5&lt;=0;0;IF([.$B$5]*[.B49]+0.5&gt;1;1;[.$B$5]*[.B49]+0.5))" office:value-type="float" office:value="0.225228937731661" calcext:value-type="float">
            <text:p>0,225228937731661</text:p>
          </table:table-cell>
          <table:table-cell table:number-columns-repeated="4"/>
        </table:table-row>
        <table:table-row table:style-name="ro1">
          <table:table-cell/>
          <table:table-cell table:formula="of:=[.B49]+0.1" office:value-type="float" office:value="-1" calcext:value-type="float">
            <text:p>-1</text:p>
          </table:table-cell>
          <table:table-cell table:formula="of:=1/(1+POWER([.$B$3]; -[.B50]/[.$B$2]))" office:value-type="float" office:value="0.268941421369995" calcext:value-type="float">
            <text:p>0,268941421369995</text:p>
          </table:table-cell>
          <table:table-cell table:formula="of:=([.C50]-[.C49])/[.$B$4]" office:value-type="float" office:value="0.768701022853593" calcext:value-type="float">
            <text:p>0,768701022853593</text:p>
          </table:table-cell>
          <table:table-cell table:formula="of:=IF([.$B$5]*[.B50]+0.5&lt;=0;0;IF([.$B$5]*[.B50]+0.5&gt;1;1;[.$B$5]*[.B50]+0.5))" office:value-type="float" office:value="0.250208125210601" calcext:value-type="float">
            <text:p>0,250208125210601</text:p>
          </table:table-cell>
          <table:table-cell table:number-columns-repeated="4"/>
        </table:table-row>
        <table:table-row table:style-name="ro1">
          <table:table-cell/>
          <table:table-cell table:formula="of:=[.B50]+0.1" office:value-type="float" office:value="-0.900000000000001" calcext:value-type="float">
            <text:p>-0,900000000000001</text:p>
          </table:table-cell>
          <table:table-cell table:formula="of:=1/(1+POWER([.$B$3]; -[.B51]/[.$B$2]))" office:value-type="float" office:value="0.289050497374996" calcext:value-type="float">
            <text:p>0,289050497374996</text:p>
          </table:table-cell>
          <table:table-cell table:formula="of:=([.C51]-[.C50])/[.$B$4]" office:value-type="float" office:value="0.805033231043042" calcext:value-type="float">
            <text:p>0,805033231043042</text:p>
          </table:table-cell>
          <table:table-cell table:formula="of:=IF([.$B$5]*[.B51]+0.5&lt;=0;0;IF([.$B$5]*[.B51]+0.5&gt;1;1;[.$B$5]*[.B51]+0.5))" office:value-type="float" office:value="0.275187312689541" calcext:value-type="float">
            <text:p>0,275187312689541</text:p>
          </table:table-cell>
          <table:table-cell table:number-columns-repeated="4"/>
        </table:table-row>
        <table:table-row table:style-name="ro1">
          <table:table-cell/>
          <table:table-cell table:formula="of:=[.B51]+0.1" office:value-type="float" office:value="-0.800000000000001" calcext:value-type="float">
            <text:p>-0,800000000000001</text:p>
          </table:table-cell>
          <table:table-cell table:formula="of:=1/(1+POWER([.$B$3]; -[.B52]/[.$B$2]))" office:value-type="float" office:value="0.310025518872388" calcext:value-type="float">
            <text:p>0,310025518872388</text:p>
          </table:table-cell>
          <table:table-cell table:formula="of:=([.C52]-[.C51])/[.$B$4]" office:value-type="float" office:value="0.839699910778747" calcext:value-type="float">
            <text:p>0,839699910778747</text:p>
          </table:table-cell>
          <table:table-cell table:formula="of:=IF([.$B$5]*[.B52]+0.5&lt;=0;0;IF([.$B$5]*[.B52]+0.5&gt;1;1;[.$B$5]*[.B52]+0.5))" office:value-type="float" office:value="0.30016650016848" calcext:value-type="float">
            <text:p>0,30016650016848</text:p>
          </table:table-cell>
          <table:table-cell table:number-columns-repeated="4"/>
        </table:table-row>
        <table:table-row table:style-name="ro1">
          <table:table-cell/>
          <table:table-cell table:formula="of:=[.B52]+0.1" office:value-type="float" office:value="-0.700000000000001" calcext:value-type="float">
            <text:p>-0,700000000000001</text:p>
          </table:table-cell>
          <table:table-cell table:formula="of:=1/(1+POWER([.$B$3]; -[.B53]/[.$B$2]))" office:value-type="float" office:value="0.331812227831834" calcext:value-type="float">
            <text:p>0,331812227831834</text:p>
          </table:table-cell>
          <table:table-cell table:formula="of:=([.C53]-[.C52])/[.$B$4]" office:value-type="float" office:value="0.872194461001377" calcext:value-type="float">
            <text:p>0,872194461001377</text:p>
          </table:table-cell>
          <table:table-cell table:formula="of:=IF([.$B$5]*[.B53]+0.5&lt;=0;0;IF([.$B$5]*[.B53]+0.5&gt;1;1;[.$B$5]*[.B53]+0.5))" office:value-type="float" office:value="0.32514568764742" calcext:value-type="float">
            <text:p>0,32514568764742</text:p>
          </table:table-cell>
          <table:table-cell table:number-columns-repeated="4"/>
        </table:table-row>
        <table:table-row table:style-name="ro1">
          <table:table-cell/>
          <table:table-cell table:formula="of:=[.B53]+0.1" office:value-type="float" office:value="-0.600000000000001" calcext:value-type="float">
            <text:p>-0,600000000000001</text:p>
          </table:table-cell>
          <table:table-cell table:formula="of:=1/(1+POWER([.$B$3]; -[.B54]/[.$B$2]))" office:value-type="float" office:value="0.354343693774205" calcext:value-type="float">
            <text:p>0,354343693774205</text:p>
          </table:table-cell>
          <table:table-cell table:formula="of:=([.C54]-[.C53])/[.$B$4]" office:value-type="float" office:value="0.902009561414558" calcext:value-type="float">
            <text:p>0,902009561414558</text:p>
          </table:table-cell>
          <table:table-cell table:formula="of:=IF([.$B$5]*[.B54]+0.5&lt;=0;0;IF([.$B$5]*[.B54]+0.5&gt;1;1;[.$B$5]*[.B54]+0.5))" office:value-type="float" office:value="0.35012487512636" calcext:value-type="float">
            <text:p>0,35012487512636</text:p>
          </table:table-cell>
          <table:table-cell table:number-columns-repeated="4"/>
        </table:table-row>
        <table:table-row table:style-name="ro1">
          <table:table-cell/>
          <table:table-cell table:formula="of:=[.B54]+0.1" office:value-type="float" office:value="-0.500000000000001" calcext:value-type="float">
            <text:p>-0,500000000000001</text:p>
          </table:table-cell>
          <table:table-cell table:formula="of:=1/(1+POWER([.$B$3]; -[.B55]/[.$B$2]))" office:value-type="float" office:value="0.377540668798145" calcext:value-type="float">
            <text:p>0,377540668798145</text:p>
          </table:table-cell>
          <table:table-cell table:formula="of:=([.C55]-[.C54])/[.$B$4]" office:value-type="float" office:value="0.928652104617025" calcext:value-type="float">
            <text:p>0,928652104617025</text:p>
          </table:table-cell>
          <table:table-cell table:formula="of:=IF([.$B$5]*[.B55]+0.5&lt;=0;0;IF([.$B$5]*[.B55]+0.5&gt;1;1;[.$B$5]*[.B55]+0.5))" office:value-type="float" office:value="0.3751040626053" calcext:value-type="float">
            <text:p>0,3751040626053</text:p>
          </table:table-cell>
          <table:table-cell table:number-columns-repeated="4"/>
        </table:table-row>
        <table:table-row table:style-name="ro1">
          <table:table-cell/>
          <table:table-cell table:formula="of:=[.B55]+0.1" office:value-type="float" office:value="-0.400000000000001" calcext:value-type="float">
            <text:p>-0,400000000000001</text:p>
          </table:table-cell>
          <table:table-cell table:formula="of:=1/(1+POWER([.$B$3]; -[.B56]/[.$B$2]))" office:value-type="float" office:value="0.401312339887548" calcext:value-type="float">
            <text:p>0,401312339887548</text:p>
          </table:table-cell>
          <table:table-cell table:formula="of:=([.C56]-[.C55])/[.$B$4]" office:value-type="float" office:value="0.951659100579014" calcext:value-type="float">
            <text:p>0,951659100579014</text:p>
          </table:table-cell>
          <table:table-cell table:formula="of:=IF([.$B$5]*[.B56]+0.5&lt;=0;0;IF([.$B$5]*[.B56]+0.5&gt;1;1;[.$B$5]*[.B56]+0.5))" office:value-type="float" office:value="0.40008325008424" calcext:value-type="float">
            <text:p>0,40008325008424</text:p>
          </table:table-cell>
          <table:table-cell table:number-columns-repeated="4"/>
        </table:table-row>
        <table:table-row table:style-name="ro1">
          <table:table-cell/>
          <table:table-cell table:formula="of:=[.B56]+0.1" office:value-type="float" office:value="-0.300000000000001" calcext:value-type="float">
            <text:p>-0,300000000000001</text:p>
          </table:table-cell>
          <table:table-cell table:formula="of:=1/(1+POWER([.$B$3]; -[.B57]/[.$B$2]))" office:value-type="float" office:value="0.425557483188341" calcext:value-type="float">
            <text:p>0,425557483188341</text:p>
          </table:table-cell>
          <table:table-cell table:formula="of:=([.C57]-[.C56])/[.$B$4]" office:value-type="float" office:value="0.970613768811903" calcext:value-type="float">
            <text:p>0,970613768811903</text:p>
          </table:table-cell>
          <table:table-cell table:formula="of:=IF([.$B$5]*[.B57]+0.5&lt;=0;0;IF([.$B$5]*[.B57]+0.5&gt;1;1;[.$B$5]*[.B57]+0.5))" office:value-type="float" office:value="0.42506243756318" calcext:value-type="float">
            <text:p>0,42506243756318</text:p>
          </table:table-cell>
          <table:table-cell table:number-columns-repeated="4"/>
        </table:table-row>
        <table:table-row table:style-name="ro1">
          <table:table-cell/>
          <table:table-cell table:formula="of:=[.B57]+0.1" office:value-type="float" office:value="-0.200000000000001" calcext:value-type="float">
            <text:p>-0,200000000000001</text:p>
          </table:table-cell>
          <table:table-cell table:formula="of:=1/(1+POWER([.$B$3]; -[.B58]/[.$B$2]))" office:value-type="float" office:value="0.450166002687522" calcext:value-type="float">
            <text:p>0,450166002687522</text:p>
          </table:table-cell>
          <table:table-cell table:formula="of:=([.C58]-[.C57])/[.$B$4]" office:value-type="float" office:value="0.985160927269095" calcext:value-type="float">
            <text:p>0,985160927269095</text:p>
          </table:table-cell>
          <table:table-cell table:formula="of:=IF([.$B$5]*[.B58]+0.5&lt;=0;0;IF([.$B$5]*[.B58]+0.5&gt;1;1;[.$B$5]*[.B58]+0.5))" office:value-type="float" office:value="0.45004162504212" calcext:value-type="float">
            <text:p>0,45004162504212</text:p>
          </table:table-cell>
          <table:table-cell table:number-columns-repeated="4"/>
        </table:table-row>
        <table:table-row table:style-name="ro1">
          <table:table-cell/>
          <table:table-cell table:formula="of:=[.B58]+0.1" office:value-type="float" office:value="-0.100000000000001" calcext:value-type="float">
            <text:p>-0,100000000000001</text:p>
          </table:table-cell>
          <table:table-cell table:formula="of:=1/(1+POWER([.$B$3]; -[.B59]/[.$B$2]))" office:value-type="float" office:value="0.47502081252106" calcext:value-type="float">
            <text:p>0,47502081252106</text:p>
          </table:table-cell>
          <table:table-cell table:formula="of:=([.C59]-[.C58])/[.$B$4]" office:value-type="float" office:value="0.995020748953228" calcext:value-type="float">
            <text:p>0,995020748953228</text:p>
          </table:table-cell>
          <table:table-cell table:formula="of:=IF([.$B$5]*[.B59]+0.5&lt;=0;0;IF([.$B$5]*[.B59]+0.5&gt;1;1;[.$B$5]*[.B59]+0.5))" office:value-type="float" office:value="0.47502081252106" calcext:value-type="float">
            <text:p>0,47502081252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/(1+POWER([.$B$3]; -[.B60]/[.$B$2]))" office:value-type="float" office:value="0.5" calcext:value-type="float">
            <text:p>0,5</text:p>
          </table:table-cell>
          <table:table-cell table:formula="of:=([.C60]-[.C59])/[.$B$4]" office:value-type="float" office:value="1.00000000000001" calcext:value-type="float">
            <text:p>1,00000000000001</text:p>
          </table:table-cell>
          <table:table-cell table:formula="of:=IF([.$B$5]*[.B60]+0.5&lt;=0;0;IF([.$B$5]*[.B60]+0.5&gt;1;1;[.$B$5]*[.B60]+0.5)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table:formula="of:=[.B60]+0.1" office:value-type="float" office:value="0.1" calcext:value-type="float">
            <text:p>0,1</text:p>
          </table:table-cell>
          <table:table-cell table:formula="of:=1/(1+POWER([.$B$3]; -[.B61]/[.$B$2]))" office:value-type="float" office:value="0.52497918747894" calcext:value-type="float">
            <text:p>0,52497918747894</text:p>
          </table:table-cell>
          <table:table-cell table:formula="of:=([.C61]-[.C60])/[.$B$4]" office:value-type="float" office:value="1" calcext:value-type="float">
            <text:p>1</text:p>
          </table:table-cell>
          <table:table-cell table:formula="of:=IF([.$B$5]*[.B61]+0.5&lt;=0;0;IF([.$B$5]*[.B61]+0.5&gt;1;1;[.$B$5]*[.B61]+0.5))" office:value-type="float" office:value="0.52497918747894" calcext:value-type="float">
            <text:p>0,52497918747894</text:p>
          </table:table-cell>
          <table:table-cell table:number-columns-repeated="4"/>
        </table:table-row>
        <table:table-row table:style-name="ro1">
          <table:table-cell/>
          <table:table-cell table:formula="of:=[.B61]+0.1" office:value-type="float" office:value="0.2" calcext:value-type="float">
            <text:p>0,2</text:p>
          </table:table-cell>
          <table:table-cell table:formula="of:=1/(1+POWER([.$B$3]; -[.B62]/[.$B$2]))" office:value-type="float" office:value="0.549833997312478" calcext:value-type="float">
            <text:p>0,549833997312478</text:p>
          </table:table-cell>
          <table:table-cell table:formula="of:=([.C62]-[.C61])/[.$B$4]" office:value-type="float" office:value="0.99502074895323" calcext:value-type="float">
            <text:p>0,99502074895323</text:p>
          </table:table-cell>
          <table:table-cell table:formula="of:=IF([.$B$5]*[.B62]+0.5&lt;=0;0;IF([.$B$5]*[.B62]+0.5&gt;1;1;[.$B$5]*[.B62]+0.5))" office:value-type="float" office:value="0.54995837495788" calcext:value-type="float">
            <text:p>0,54995837495788</text:p>
          </table:table-cell>
          <table:table-cell table:number-columns-repeated="4"/>
        </table:table-row>
        <table:table-row table:style-name="ro1">
          <table:table-cell/>
          <table:table-cell table:formula="of:=[.B62]+0.1" office:value-type="float" office:value="0.3" calcext:value-type="float">
            <text:p>0,3</text:p>
          </table:table-cell>
          <table:table-cell table:formula="of:=1/(1+POWER([.$B$3]; -[.B63]/[.$B$2]))" office:value-type="float" office:value="0.574442516811659" calcext:value-type="float">
            <text:p>0,574442516811659</text:p>
          </table:table-cell>
          <table:table-cell table:formula="of:=([.C63]-[.C62])/[.$B$4]" office:value-type="float" office:value="0.985160927269098" calcext:value-type="float">
            <text:p>0,985160927269098</text:p>
          </table:table-cell>
          <table:table-cell table:formula="of:=IF([.$B$5]*[.B63]+0.5&lt;=0;0;IF([.$B$5]*[.B63]+0.5&gt;1;1;[.$B$5]*[.B63]+0.5))" office:value-type="float" office:value="0.57493756243682" calcext:value-type="float">
            <text:p>0,57493756243682</text:p>
          </table:table-cell>
          <table:table-cell table:number-columns-repeated="4"/>
        </table:table-row>
        <table:table-row table:style-name="ro1">
          <table:table-cell/>
          <table:table-cell table:formula="of:=[.B63]+0.1" office:value-type="float" office:value="0.4" calcext:value-type="float">
            <text:p>0,4</text:p>
          </table:table-cell>
          <table:table-cell table:formula="of:=1/(1+POWER([.$B$3]; -[.B64]/[.$B$2]))" office:value-type="float" office:value="0.598687660112452" calcext:value-type="float">
            <text:p>0,598687660112452</text:p>
          </table:table-cell>
          <table:table-cell table:formula="of:=([.C64]-[.C63])/[.$B$4]" office:value-type="float" office:value="0.970613768811899" calcext:value-type="float">
            <text:p>0,970613768811899</text:p>
          </table:table-cell>
          <table:table-cell table:formula="of:=IF([.$B$5]*[.B64]+0.5&lt;=0;0;IF([.$B$5]*[.B64]+0.5&gt;1;1;[.$B$5]*[.B64]+0.5))" office:value-type="float" office:value="0.59991674991576" calcext:value-type="float">
            <text:p>0,59991674991576</text:p>
          </table:table-cell>
          <table:table-cell table:number-columns-repeated="4"/>
        </table:table-row>
        <table:table-row table:style-name="ro1">
          <table:table-cell/>
          <table:table-cell table:formula="of:=[.B64]+0.1" office:value-type="float" office:value="0.5" calcext:value-type="float">
            <text:p>0,5</text:p>
          </table:table-cell>
          <table:table-cell table:formula="of:=1/(1+POWER([.$B$3]; -[.B65]/[.$B$2]))" office:value-type="float" office:value="0.622459331201854" calcext:value-type="float">
            <text:p>0,622459331201854</text:p>
          </table:table-cell>
          <table:table-cell table:formula="of:=([.C65]-[.C64])/[.$B$4]" office:value-type="float" office:value="0.951659100579012" calcext:value-type="float">
            <text:p>0,951659100579012</text:p>
          </table:table-cell>
          <table:table-cell table:formula="of:=IF([.$B$5]*[.B65]+0.5&lt;=0;0;IF([.$B$5]*[.B65]+0.5&gt;1;1;[.$B$5]*[.B65]+0.5))" office:value-type="float" office:value="0.624895937394699" calcext:value-type="float">
            <text:p>0,624895937394699</text:p>
          </table:table-cell>
          <table:table-cell table:number-columns-repeated="4"/>
        </table:table-row>
        <table:table-row table:style-name="ro1">
          <table:table-cell/>
          <table:table-cell table:formula="of:=[.B65]+0.1" office:value-type="float" office:value="0.6" calcext:value-type="float">
            <text:p>0,6</text:p>
          </table:table-cell>
          <table:table-cell table:formula="of:=1/(1+POWER([.$B$3]; -[.B66]/[.$B$2]))" office:value-type="float" office:value="0.645656306225795" calcext:value-type="float">
            <text:p>0,645656306225795</text:p>
          </table:table-cell>
          <table:table-cell table:formula="of:=([.C66]-[.C65])/[.$B$4]" office:value-type="float" office:value="0.928652104617034" calcext:value-type="float">
            <text:p>0,928652104617034</text:p>
          </table:table-cell>
          <table:table-cell table:formula="of:=IF([.$B$5]*[.B66]+0.5&lt;=0;0;IF([.$B$5]*[.B66]+0.5&gt;1;1;[.$B$5]*[.B66]+0.5))" office:value-type="float" office:value="0.649875124873639" calcext:value-type="float">
            <text:p>0,649875124873639</text:p>
          </table:table-cell>
          <table:table-cell table:number-columns-repeated="4"/>
        </table:table-row>
        <table:table-row table:style-name="ro1">
          <table:table-cell/>
          <table:table-cell table:formula="of:=[.B66]+0.1" office:value-type="float" office:value="0.7" calcext:value-type="float">
            <text:p>0,7</text:p>
          </table:table-cell>
          <table:table-cell table:formula="of:=1/(1+POWER([.$B$3]; -[.B67]/[.$B$2]))" office:value-type="float" office:value="0.668187772168166" calcext:value-type="float">
            <text:p>0,668187772168166</text:p>
          </table:table-cell>
          <table:table-cell table:formula="of:=([.C67]-[.C66])/[.$B$4]" office:value-type="float" office:value="0.902009561414551" calcext:value-type="float">
            <text:p>0,902009561414551</text:p>
          </table:table-cell>
          <table:table-cell table:formula="of:=IF([.$B$5]*[.B67]+0.5&lt;=0;0;IF([.$B$5]*[.B67]+0.5&gt;1;1;[.$B$5]*[.B67]+0.5))" office:value-type="float" office:value="0.674854312352579" calcext:value-type="float">
            <text:p>0,674854312352579</text:p>
          </table:table-cell>
          <table:table-cell table:number-columns-repeated="4"/>
        </table:table-row>
        <table:table-row table:style-name="ro1">
          <table:table-cell/>
          <table:table-cell table:formula="of:=[.B67]+0.1" office:value-type="float" office:value="0.8" calcext:value-type="float">
            <text:p>0,8</text:p>
          </table:table-cell>
          <table:table-cell table:formula="of:=1/(1+POWER([.$B$3]; -[.B68]/[.$B$2]))" office:value-type="float" office:value="0.689974481127612" calcext:value-type="float">
            <text:p>0,689974481127612</text:p>
          </table:table-cell>
          <table:table-cell table:formula="of:=([.C68]-[.C67])/[.$B$4]" office:value-type="float" office:value="0.872194461001381" calcext:value-type="float">
            <text:p>0,872194461001381</text:p>
          </table:table-cell>
          <table:table-cell table:formula="of:=IF([.$B$5]*[.B68]+0.5&lt;=0;0;IF([.$B$5]*[.B68]+0.5&gt;1;1;[.$B$5]*[.B68]+0.5))" office:value-type="float" office:value="0.699833499831519" calcext:value-type="float">
            <text:p>0,699833499831519</text:p>
          </table:table-cell>
          <table:table-cell table:number-columns-repeated="4"/>
        </table:table-row>
        <table:table-row table:style-name="ro1">
          <table:table-cell/>
          <table:table-cell table:formula="of:=[.B68]+0.1" office:value-type="float" office:value="0.9" calcext:value-type="float">
            <text:p>0,9</text:p>
          </table:table-cell>
          <table:table-cell table:formula="of:=1/(1+POWER([.$B$3]; -[.B69]/[.$B$2]))" office:value-type="float" office:value="0.710949502625004" calcext:value-type="float">
            <text:p>0,710949502625004</text:p>
          </table:table-cell>
          <table:table-cell table:formula="of:=([.C69]-[.C68])/[.$B$4]" office:value-type="float" office:value="0.839699910778745" calcext:value-type="float">
            <text:p>0,839699910778745</text:p>
          </table:table-cell>
          <table:table-cell table:formula="of:=IF([.$B$5]*[.B69]+0.5&lt;=0;0;IF([.$B$5]*[.B69]+0.5&gt;1;1;[.$B$5]*[.B69]+0.5))" office:value-type="float" office:value="0.724812687310459" calcext:value-type="float">
            <text:p>0,724812687310459</text:p>
          </table:table-cell>
          <table:table-cell table:number-columns-repeated="4"/>
        </table:table-row>
        <table:table-row table:style-name="ro1">
          <table:table-cell/>
          <table:table-cell table:formula="of:=[.B69]+0.1" office:value-type="float" office:value="1" calcext:value-type="float">
            <text:p>1</text:p>
          </table:table-cell>
          <table:table-cell table:formula="of:=1/(1+POWER([.$B$3]; -[.B70]/[.$B$2]))" office:value-type="float" office:value="0.731058578630005" calcext:value-type="float">
            <text:p>0,731058578630005</text:p>
          </table:table-cell>
          <table:table-cell table:formula="of:=([.C70]-[.C69])/[.$B$4]" office:value-type="float" office:value="0.805033231043046" calcext:value-type="float">
            <text:p>0,805033231043046</text:p>
          </table:table-cell>
          <table:table-cell table:formula="of:=IF([.$B$5]*[.B70]+0.5&lt;=0;0;IF([.$B$5]*[.B70]+0.5&gt;1;1;[.$B$5]*[.B70]+0.5))" office:value-type="float" office:value="0.749791874789399" calcext:value-type="float">
            <text:p>0,749791874789399</text:p>
          </table:table-cell>
          <table:table-cell table:number-columns-repeated="4"/>
        </table:table-row>
        <table:table-row table:style-name="ro1">
          <table:table-cell/>
          <table:table-cell table:formula="of:=[.B70]+0.1" office:value-type="float" office:value="1.1" calcext:value-type="float">
            <text:p>1,1</text:p>
          </table:table-cell>
          <table:table-cell table:formula="of:=1/(1+POWER([.$B$3]; -[.B71]/[.$B$2]))" office:value-type="float" office:value="0.750260105595117" calcext:value-type="float">
            <text:p>0,750260105595117</text:p>
          </table:table-cell>
          <table:table-cell table:formula="of:=([.C71]-[.C70])/[.$B$4]" office:value-type="float" office:value="0.768701022853585" calcext:value-type="float">
            <text:p>0,768701022853585</text:p>
          </table:table-cell>
          <table:table-cell table:formula="of:=IF([.$B$5]*[.B71]+0.5&lt;=0;0;IF([.$B$5]*[.B71]+0.5&gt;1;1;[.$B$5]*[.B71]+0.5))" office:value-type="float" office:value="0.774771062268339" calcext:value-type="float">
            <text:p>0,774771062268339</text:p>
          </table:table-cell>
          <table:table-cell table:number-columns-repeated="4"/>
        </table:table-row>
        <table:table-row table:style-name="ro1">
          <table:table-cell/>
          <table:table-cell table:formula="of:=[.B71]+0.1" office:value-type="float" office:value="1.2" calcext:value-type="float">
            <text:p>1,2</text:p>
          </table:table-cell>
          <table:table-cell table:formula="of:=1/(1+POWER([.$B$3]; -[.B72]/[.$B$2]))" office:value-type="float" office:value="0.768524783499017" calcext:value-type="float">
            <text:p>0,768524783499017</text:p>
          </table:table-cell>
          <table:table-cell table:formula="of:=([.C72]-[.C71])/[.$B$4]" office:value-type="float" office:value="0.731195837306522" calcext:value-type="float">
            <text:p>0,731195837306522</text:p>
          </table:table-cell>
          <table:table-cell table:formula="of:=IF([.$B$5]*[.B72]+0.5&lt;=0;0;IF([.$B$5]*[.B72]+0.5&gt;1;1;[.$B$5]*[.B72]+0.5))" office:value-type="float" office:value="0.799750249747279" calcext:value-type="float">
            <text:p>0,799750249747279</text:p>
          </table:table-cell>
          <table:table-cell table:number-columns-repeated="4"/>
        </table:table-row>
        <table:table-row table:style-name="ro1">
          <table:table-cell/>
          <table:table-cell table:formula="of:=[.B72]+0.1" office:value-type="float" office:value="1.3" calcext:value-type="float">
            <text:p>1,3</text:p>
          </table:table-cell>
          <table:table-cell table:formula="of:=1/(1+POWER([.$B$3]; -[.B73]/[.$B$2]))" office:value-type="float" office:value="0.785834983042558" calcext:value-type="float">
            <text:p>0,785834983042558</text:p>
          </table:table-cell>
          <table:table-cell table:formula="of:=([.C73]-[.C72])/[.$B$4]" office:value-type="float" office:value="0.692984892248212" calcext:value-type="float">
            <text:p>0,692984892248212</text:p>
          </table:table-cell>
          <table:table-cell table:formula="of:=IF([.$B$5]*[.B73]+0.5&lt;=0;0;IF([.$B$5]*[.B73]+0.5&gt;1;1;[.$B$5]*[.B73]+0.5))" office:value-type="float" office:value="0.824729437226219" calcext:value-type="float">
            <text:p>0,824729437226219</text:p>
          </table:table-cell>
          <table:table-cell table:number-columns-repeated="4"/>
        </table:table-row>
        <table:table-row table:style-name="ro1">
          <table:table-cell/>
          <table:table-cell table:formula="of:=[.B73]+0.1" office:value-type="float" office:value="1.4" calcext:value-type="float">
            <text:p>1,4</text:p>
          </table:table-cell>
          <table:table-cell table:formula="of:=1/(1+POWER([.$B$3]; -[.B74]/[.$B$2]))" office:value-type="float" office:value="0.802183888558581" calcext:value-type="float">
            <text:p>0,802183888558581</text:p>
          </table:table-cell>
          <table:table-cell table:formula="of:=([.C74]-[.C73])/[.$B$4]" office:value-type="float" office:value="0.654501093352493" calcext:value-type="float">
            <text:p>0,654501093352493</text:p>
          </table:table-cell>
          <table:table-cell table:formula="of:=IF([.$B$5]*[.B74]+0.5&lt;=0;0;IF([.$B$5]*[.B74]+0.5&gt;1;1;[.$B$5]*[.B74]+0.5))" office:value-type="float" office:value="0.849708624705159" calcext:value-type="float">
            <text:p>0,849708624705159</text:p>
          </table:table-cell>
          <table:table-cell table:number-columns-repeated="4"/>
        </table:table-row>
        <table:table-row table:style-name="ro1">
          <table:table-cell/>
          <table:table-cell table:formula="of:=[.B74]+0.1" office:value-type="float" office:value="1.5" calcext:value-type="float">
            <text:p>1,5</text:p>
          </table:table-cell>
          <table:table-cell table:formula="of:=1/(1+POWER([.$B$3]; -[.B75]/[.$B$2]))" office:value-type="float" office:value="0.817574476193643" calcext:value-type="float">
            <text:p>0,817574476193643</text:p>
          </table:table-cell>
          <table:table-cell table:formula="of:=([.C75]-[.C74])/[.$B$4]" office:value-type="float" office:value="0.616136439507404" calcext:value-type="float">
            <text:p>0,616136439507404</text:p>
          </table:table-cell>
          <table:table-cell table:formula="of:=IF([.$B$5]*[.B75]+0.5&lt;=0;0;IF([.$B$5]*[.B75]+0.5&gt;1;1;[.$B$5]*[.B75]+0.5))" office:value-type="float" office:value="0.874687812184099" calcext:value-type="float">
            <text:p>0,874687812184099</text:p>
          </table:table-cell>
          <table:table-cell table:number-columns-repeated="4"/>
        </table:table-row>
        <table:table-row table:style-name="ro1">
          <table:table-cell/>
          <table:table-cell table:formula="of:=[.B75]+0.1" office:value-type="float" office:value="1.6" calcext:value-type="float">
            <text:p>1,6</text:p>
          </table:table-cell>
          <table:table-cell table:formula="of:=1/(1+POWER([.$B$3]; -[.B76]/[.$B$2]))" office:value-type="float" office:value="0.832018385133924" calcext:value-type="float">
            <text:p>0,832018385133924</text:p>
          </table:table-cell>
          <table:table-cell table:formula="of:=([.C76]-[.C75])/[.$B$4]" office:value-type="float" office:value="0.578237741017739" calcext:value-type="float">
            <text:p>0,578237741017739</text:p>
          </table:table-cell>
          <table:table-cell table:formula="of:=IF([.$B$5]*[.B76]+0.5&lt;=0;0;IF([.$B$5]*[.B76]+0.5&gt;1;1;[.$B$5]*[.B76]+0.5))" office:value-type="float" office:value="0.899666999663039" calcext:value-type="float">
            <text:p>0,899666999663039</text:p>
          </table:table-cell>
          <table:table-cell table:number-columns-repeated="4"/>
        </table:table-row>
        <table:table-row table:style-name="ro1">
          <table:table-cell/>
          <table:table-cell table:formula="of:=[.B76]+0.1" office:value-type="float" office:value="1.7" calcext:value-type="float">
            <text:p>1,7</text:p>
          </table:table-cell>
          <table:table-cell table:formula="of:=1/(1+POWER([.$B$3]; -[.B77]/[.$B$2]))" office:value-type="float" office:value="0.845534734916465" calcext:value-type="float">
            <text:p>0,845534734916465</text:p>
          </table:table-cell>
          <table:table-cell table:formula="of:=([.C77]-[.C76])/[.$B$4]" office:value-type="float" office:value="0.541104461221427" calcext:value-type="float">
            <text:p>0,541104461221427</text:p>
          </table:table-cell>
          <table:table-cell table:formula="of:=IF([.$B$5]*[.B77]+0.5&lt;=0;0;IF([.$B$5]*[.B77]+0.5&gt;1;1;[.$B$5]*[.B77]+0.5))" office:value-type="float" office:value="0.924646187141978" calcext:value-type="float">
            <text:p>0,924646187141978</text:p>
          </table:table-cell>
          <table:table-cell table:number-columns-repeated="4"/>
        </table:table-row>
        <table:table-row table:style-name="ro1">
          <table:table-cell/>
          <table:table-cell table:formula="of:=[.B77]+0.1" office:value-type="float" office:value="1.8" calcext:value-type="float">
            <text:p>1,8</text:p>
          </table:table-cell>
          <table:table-cell table:formula="of:=1/(1+POWER([.$B$3]; -[.B78]/[.$B$2]))" office:value-type="float" office:value="0.858148935099512" calcext:value-type="float">
            <text:p>0,858148935099512</text:p>
          </table:table-cell>
          <table:table-cell table:formula="of:=([.C78]-[.C77])/[.$B$4]" office:value-type="float" office:value="0.504988410599109" calcext:value-type="float">
            <text:p>0,504988410599109</text:p>
          </table:table-cell>
          <table:table-cell table:formula="of:=IF([.$B$5]*[.B78]+0.5&lt;=0;0;IF([.$B$5]*[.B78]+0.5&gt;1;1;[.$B$5]*[.B78]+0.5))" office:value-type="float" office:value="0.949625374620918" calcext:value-type="float">
            <text:p>0,949625374620918</text:p>
          </table:table-cell>
          <table:table-cell table:number-columns-repeated="4"/>
        </table:table-row>
        <table:table-row table:style-name="ro1">
          <table:table-cell/>
          <table:table-cell table:formula="of:=[.B78]+0.1" office:value-type="float" office:value="1.9" calcext:value-type="float">
            <text:p>1,9</text:p>
          </table:table-cell>
          <table:table-cell table:formula="of:=1/(1+POWER([.$B$3]; -[.B79]/[.$B$2]))" office:value-type="float" office:value="0.869891525637002" calcext:value-type="float">
            <text:p>0,869891525637002</text:p>
          </table:table-cell>
          <table:table-cell table:formula="of:=([.C79]-[.C78])/[.$B$4]" office:value-type="float" office:value="0.470094975963092" calcext:value-type="float">
            <text:p>0,470094975963092</text:p>
          </table:table-cell>
          <table:table-cell table:formula="of:=IF([.$B$5]*[.B79]+0.5&lt;=0;0;IF([.$B$5]*[.B79]+0.5&gt;1;1;[.$B$5]*[.B79]+0.5))" office:value-type="float" office:value="0.974604562099858" calcext:value-type="float">
            <text:p>0,974604562099858</text:p>
          </table:table-cell>
          <table:table-cell table:number-columns-repeated="4"/>
        </table:table-row>
        <table:table-row table:style-name="ro1">
          <table:table-cell/>
          <table:table-cell table:formula="of:=[.B79]+0.1" office:value-type="float" office:value="2" calcext:value-type="float">
            <text:p>2</text:p>
          </table:table-cell>
          <table:table-cell table:formula="of:=1/(1+POWER([.$B$3]; -[.B80]/[.$B$2]))" office:value-type="float" office:value="0.880797077977882" calcext:value-type="float">
            <text:p>0,880797077977882</text:p>
          </table:table-cell>
          <table:table-cell table:formula="of:=([.C80]-[.C79])/[.$B$4]" office:value-type="float" office:value="0.436585551474592" calcext:value-type="float">
            <text:p>0,436585551474592</text:p>
          </table:table-cell>
          <table:table-cell table:formula="of:=IF([.$B$5]*[.B80]+0.5&lt;=0;0;IF([.$B$5]*[.B80]+0.5&gt;1;1;[.$B$5]*[.B80]+0.5))" office:value-type="float" office:value="0.999583749578798" calcext:value-type="float">
            <text:p>0,999583749578798</text:p>
          </table:table-cell>
          <table:table-cell table:number-columns-repeated="4"/>
        </table:table-row>
        <table:table-row table:style-name="ro1">
          <table:table-cell/>
          <table:table-cell table:formula="of:=[.B80]+0.1" office:value-type="float" office:value="2.1" calcext:value-type="float">
            <text:p>2,1</text:p>
          </table:table-cell>
          <table:table-cell table:formula="of:=1/(1+POWER([.$B$3]; -[.B81]/[.$B$2]))" office:value-type="float" office:value="0.890903178804387" calcext:value-type="float">
            <text:p>0,890903178804387</text:p>
          </table:table-cell>
          <table:table-cell table:formula="of:=([.C81]-[.C80])/[.$B$4]" office:value-type="float" office:value="0.404580846956102" calcext:value-type="float">
            <text:p>0,404580846956102</text:p>
          </table:table-cell>
          <table:table-cell table:formula="of:=IF([.$B$5]*[.B81]+0.5&lt;=0;0;IF([.$B$5]*[.B81]+0.5&gt;1;1;[.$B$5]*[.B81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1]+0.1" office:value-type="float" office:value="2.2" calcext:value-type="float">
            <text:p>2,2</text:p>
          </table:table-cell>
          <table:table-cell table:formula="of:=1/(1+POWER([.$B$3]; -[.B82]/[.$B$2]))" office:value-type="float" office:value="0.900249510880314" calcext:value-type="float">
            <text:p>0,900249510880314</text:p>
          </table:table-cell>
          <table:table-cell table:formula="of:=([.C82]-[.C81])/[.$B$4]" office:value-type="float" office:value="0.374164775527934" calcext:value-type="float">
            <text:p>0,374164775527934</text:p>
          </table:table-cell>
          <table:table-cell table:formula="of:=IF([.$B$5]*[.B82]+0.5&lt;=0;0;IF([.$B$5]*[.B82]+0.5&gt;1;1;[.$B$5]*[.B82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2]+0.1" office:value-type="float" office:value="2.3" calcext:value-type="float">
            <text:p>2,3</text:p>
          </table:table-cell>
          <table:table-cell table:formula="of:=1/(1+POWER([.$B$3]; -[.B83]/[.$B$2]))" office:value-type="float" office:value="0.908877038985144" calcext:value-type="float">
            <text:p>0,908877038985144</text:p>
          </table:table-cell>
          <table:table-cell table:formula="of:=([.C83]-[.C82])/[.$B$4]" office:value-type="float" office:value="0.345388660544025" calcext:value-type="float">
            <text:p>0,345388660544025</text:p>
          </table:table-cell>
          <table:table-cell table:formula="of:=IF([.$B$5]*[.B83]+0.5&lt;=0;0;IF([.$B$5]*[.B83]+0.5&gt;1;1;[.$B$5]*[.B8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3]+0.1" office:value-type="float" office:value="2.4" calcext:value-type="float">
            <text:p>2,4</text:p>
          </table:table-cell>
          <table:table-cell table:formula="of:=1/(1+POWER([.$B$3]; -[.B84]/[.$B$2]))" office:value-type="float" office:value="0.916827303506077" calcext:value-type="float">
            <text:p>0,916827303506077</text:p>
          </table:table-cell>
          <table:table-cell table:formula="of:=([.C84]-[.C83])/[.$B$4]" office:value-type="float" office:value="0.318275545497092" calcext:value-type="float">
            <text:p>0,318275545497092</text:p>
          </table:table-cell>
          <table:table-cell table:formula="of:=IF([.$B$5]*[.B84]+0.5&lt;=0;0;IF([.$B$5]*[.B84]+0.5&gt;1;1;[.$B$5]*[.B8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4]+0.1" office:value-type="float" office:value="2.5" calcext:value-type="float">
            <text:p>2,5</text:p>
          </table:table-cell>
          <table:table-cell table:formula="of:=1/(1+POWER([.$B$3]; -[.B85]/[.$B$2]))" office:value-type="float" office:value="0.924141819978756" calcext:value-type="float">
            <text:p>0,924141819978756</text:p>
          </table:table-cell>
          <table:table-cell table:formula="of:=([.C85]-[.C84])/[.$B$4]" office:value-type="float" office:value="0.292824435496378" calcext:value-type="float">
            <text:p>0,292824435496378</text:p>
          </table:table-cell>
          <table:table-cell table:formula="of:=IF([.$B$5]*[.B85]+0.5&lt;=0;0;IF([.$B$5]*[.B85]+0.5&gt;1;1;[.$B$5]*[.B8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5]+0.1" office:value-type="float" office:value="2.6" calcext:value-type="float">
            <text:p>2,6</text:p>
          </table:table-cell>
          <table:table-cell table:formula="of:=1/(1+POWER([.$B$3]; -[.B86]/[.$B$2]))" office:value-type="float" office:value="0.930861579656653" calcext:value-type="float">
            <text:p>0,930861579656653</text:p>
          </table:table-cell>
          <table:table-cell table:formula="of:=([.C86]-[.C85])/[.$B$4]" office:value-type="float" office:value="0.269014341782021" calcext:value-type="float">
            <text:p>0,269014341782021</text:p>
          </table:table-cell>
          <table:table-cell table:formula="of:=IF([.$B$5]*[.B86]+0.5&lt;=0;0;IF([.$B$5]*[.B86]+0.5&gt;1;1;[.$B$5]*[.B8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6]+0.1" office:value-type="float" office:value="2.7" calcext:value-type="float">
            <text:p>2,7</text:p>
          </table:table-cell>
          <table:table-cell table:formula="of:=1/(1+POWER([.$B$3]; -[.B87]/[.$B$2]))" office:value-type="float" office:value="0.937026643943003" calcext:value-type="float">
            <text:p>0,937026643943003</text:p>
          </table:table-cell>
          <table:table-cell table:formula="of:=([.C87]-[.C86])/[.$B$4]" office:value-type="float" office:value="0.246808039354697" calcext:value-type="float">
            <text:p>0,246808039354697</text:p>
          </table:table-cell>
          <table:table-cell table:formula="of:=IF([.$B$5]*[.B87]+0.5&lt;=0;0;IF([.$B$5]*[.B87]+0.5&gt;1;1;[.$B$5]*[.B8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7]+0.1" office:value-type="float" office:value="2.8" calcext:value-type="float">
            <text:p>2,8</text:p>
          </table:table-cell>
          <table:table-cell table:formula="of:=1/(1+POWER([.$B$3]; -[.B88]/[.$B$2]))" office:value-type="float" office:value="0.942675824101131" calcext:value-type="float">
            <text:p>0,942675824101131</text:p>
          </table:table-cell>
          <table:table-cell table:formula="of:=([.C88]-[.C87])/[.$B$4]" office:value-type="float" office:value="0.226155480953514" calcext:value-type="float">
            <text:p>0,226155480953514</text:p>
          </table:table-cell>
          <table:table-cell table:formula="of:=IF([.$B$5]*[.B88]+0.5&lt;=0;0;IF([.$B$5]*[.B88]+0.5&gt;1;1;[.$B$5]*[.B8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8]+0.1" office:value-type="float" office:value="2.9" calcext:value-type="float">
            <text:p>2,9</text:p>
          </table:table-cell>
          <table:table-cell table:formula="of:=1/(1+POWER([.$B$3]; -[.B89]/[.$B$2]))" office:value-type="float" office:value="0.947846436921582" calcext:value-type="float">
            <text:p>0,947846436921582</text:p>
          </table:table-cell>
          <table:table-cell table:formula="of:=([.C89]-[.C88])/[.$B$4]" office:value-type="float" office:value="0.206996837859936" calcext:value-type="float">
            <text:p>0,206996837859936</text:p>
          </table:table-cell>
          <table:table-cell table:formula="of:=IF([.$B$5]*[.B89]+0.5&lt;=0;0;IF([.$B$5]*[.B89]+0.5&gt;1;1;[.$B$5]*[.B8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89]+0.1" office:value-type="float" office:value="3" calcext:value-type="float">
            <text:p>3</text:p>
          </table:table-cell>
          <table:table-cell table:formula="of:=1/(1+POWER([.$B$3]; -[.B90]/[.$B$2]))" office:value-type="float" office:value="0.952574126822433" calcext:value-type="float">
            <text:p>0,952574126822433</text:p>
          </table:table-cell>
          <table:table-cell table:formula="of:=([.C90]-[.C89])/[.$B$4]" office:value-type="float" office:value="0.189265159438712" calcext:value-type="float">
            <text:p>0,189265159438712</text:p>
          </table:table-cell>
          <table:table-cell table:formula="of:=IF([.$B$5]*[.B90]+0.5&lt;=0;0;IF([.$B$5]*[.B90]+0.5&gt;1;1;[.$B$5]*[.B90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0]+0.1" office:value-type="float" office:value="3.1" calcext:value-type="float">
            <text:p>3,1</text:p>
          </table:table-cell>
          <table:table-cell table:formula="of:=1/(1+POWER([.$B$3]; -[.B91]/[.$B$2]))" office:value-type="float" office:value="0.956892745058914" calcext:value-type="float">
            <text:p>0,956892745058914</text:p>
          </table:table-cell>
          <table:table-cell table:formula="of:=([.C91]-[.C90])/[.$B$4]" office:value-type="float" office:value="0.172888659413824" calcext:value-type="float">
            <text:p>0,172888659413824</text:p>
          </table:table-cell>
          <table:table-cell table:formula="of:=IF([.$B$5]*[.B91]+0.5&lt;=0;0;IF([.$B$5]*[.B91]+0.5&gt;1;1;[.$B$5]*[.B91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1]+0.1" office:value-type="float" office:value="3.2" calcext:value-type="float">
            <text:p>3,2</text:p>
          </table:table-cell>
          <table:table-cell table:formula="of:=1/(1+POWER([.$B$3]; -[.B92]/[.$B$2]))" office:value-type="float" office:value="0.960834277203235" calcext:value-type="float">
            <text:p>0,960834277203235</text:p>
          </table:table-cell>
          <table:table-cell table:formula="of:=([.C92]-[.C91])/[.$B$4]" office:value-type="float" office:value="0.157792648285495" calcext:value-type="float">
            <text:p>0,157792648285495</text:p>
          </table:table-cell>
          <table:table-cell table:formula="of:=IF([.$B$5]*[.B92]+0.5&lt;=0;0;IF([.$B$5]*[.B92]+0.5&gt;1;1;[.$B$5]*[.B92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2]+0.1" office:value-type="float" office:value="3.3" calcext:value-type="float">
            <text:p>3,3</text:p>
          </table:table-cell>
          <table:table-cell table:formula="of:=1/(1+POWER([.$B$3]; -[.B93]/[.$B$2]))" office:value-type="float" office:value="0.964428810727364" calcext:value-type="float">
            <text:p>0,964428810727364</text:p>
          </table:table-cell>
          <table:table-cell table:formula="of:=([.C93]-[.C92])/[.$B$4]" office:value-type="float" office:value="0.143901138784389" calcext:value-type="float">
            <text:p>0,143901138784389</text:p>
          </table:table-cell>
          <table:table-cell table:formula="of:=IF([.$B$5]*[.B93]+0.5&lt;=0;0;IF([.$B$5]*[.B93]+0.5&gt;1;1;[.$B$5]*[.B9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3]+0.1" office:value-type="float" office:value="3.4" calcext:value-type="float">
            <text:p>3,4</text:p>
          </table:table-cell>
          <table:table-cell table:formula="of:=1/(1+POWER([.$B$3]; -[.B94]/[.$B$2]))" office:value-type="float" office:value="0.967704535301549" calcext:value-type="float">
            <text:p>0,967704535301549</text:p>
          </table:table-cell>
          <table:table-cell table:formula="of:=([.C94]-[.C93])/[.$B$4]" office:value-type="float" office:value="0.131138155592434" calcext:value-type="float">
            <text:p>0,131138155592434</text:p>
          </table:table-cell>
          <table:table-cell table:formula="of:=IF([.$B$5]*[.B94]+0.5&lt;=0;0;IF([.$B$5]*[.B94]+0.5&gt;1;1;[.$B$5]*[.B9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4]+0.1" office:value-type="float" office:value="3.5" calcext:value-type="float">
            <text:p>3,5</text:p>
          </table:table-cell>
          <table:table-cell table:formula="of:=1/(1+POWER([.$B$3]; -[.B95]/[.$B$2]))" office:value-type="float" office:value="0.970687769248644" calcext:value-type="float">
            <text:p>0,970687769248644</text:p>
          </table:table-cell>
          <table:table-cell table:formula="of:=([.C95]-[.C94])/[.$B$4]" office:value-type="float" office:value="0.119428782445762" calcext:value-type="float">
            <text:p>0,119428782445762</text:p>
          </table:table-cell>
          <table:table-cell table:formula="of:=IF([.$B$5]*[.B95]+0.5&lt;=0;0;IF([.$B$5]*[.B95]+0.5&gt;1;1;[.$B$5]*[.B9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5]+0.1" office:value-type="float" office:value="3.6" calcext:value-type="float">
            <text:p>3,6</text:p>
          </table:table-cell>
          <table:table-cell table:formula="of:=1/(1+POWER([.$B$3]; -[.B96]/[.$B$2]))" office:value-type="float" office:value="0.973403006423134" calcext:value-type="float">
            <text:p>0,973403006423134</text:p>
          </table:table-cell>
          <table:table-cell table:formula="of:=([.C96]-[.C95])/[.$B$4]" office:value-type="float" office:value="0.108699979804373" calcext:value-type="float">
            <text:p>0,108699979804373</text:p>
          </table:table-cell>
          <table:table-cell table:formula="of:=IF([.$B$5]*[.B96]+0.5&lt;=0;0;IF([.$B$5]*[.B96]+0.5&gt;1;1;[.$B$5]*[.B9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6]+0.1" office:value-type="float" office:value="3.7" calcext:value-type="float">
            <text:p>3,7</text:p>
          </table:table-cell>
          <table:table-cell table:formula="of:=1/(1+POWER([.$B$3]; -[.B97]/[.$B$2]))" office:value-type="float" office:value="0.975872978582331" calcext:value-type="float">
            <text:p>0,975872978582331</text:p>
          </table:table-cell>
          <table:table-cell table:formula="of:=([.C97]-[.C96])/[.$B$4]" office:value-type="float" office:value="0.0988812050543669" calcext:value-type="float">
            <text:p>0,098881205054367</text:p>
          </table:table-cell>
          <table:table-cell table:formula="of:=IF([.$B$5]*[.B97]+0.5&lt;=0;0;IF([.$B$5]*[.B97]+0.5&gt;1;1;[.$B$5]*[.B9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7]+0.1" office:value-type="float" office:value="3.8" calcext:value-type="float">
            <text:p>3,8</text:p>
          </table:table-cell>
          <table:table-cell table:formula="of:=1/(1+POWER([.$B$3]; -[.B98]/[.$B$2]))" office:value-type="float" office:value="0.978118729063869" calcext:value-type="float">
            <text:p>0,978118729063869</text:p>
          </table:table-cell>
          <table:table-cell table:formula="of:=([.C98]-[.C97])/[.$B$4]" office:value-type="float" office:value="0.0899048651375174" calcext:value-type="float">
            <text:p>0,089904865137517</text:p>
          </table:table-cell>
          <table:table-cell table:formula="of:=IF([.$B$5]*[.B98]+0.5&lt;=0;0;IF([.$B$5]*[.B98]+0.5&gt;1;1;[.$B$5]*[.B9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8]+0.1" office:value-type="float" office:value="3.9" calcext:value-type="float">
            <text:p>3,9</text:p>
          </table:table-cell>
          <table:table-cell table:formula="of:=1/(1+POWER([.$B$3]; -[.B99]/[.$B$2]))" office:value-type="float" office:value="0.980159694265922" calcext:value-type="float">
            <text:p>0,980159694265922</text:p>
          </table:table-cell>
          <table:table-cell table:formula="of:=([.C99]-[.C98])/[.$B$4]" office:value-type="float" office:value="0.0817066289195207" calcext:value-type="float">
            <text:p>0,081706628919521</text:p>
          </table:table-cell>
          <table:table-cell table:formula="of:=IF([.$B$5]*[.B99]+0.5&lt;=0;0;IF([.$B$5]*[.B99]+0.5&gt;1;1;[.$B$5]*[.B9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99]+0.1" office:value-type="float" office:value="4" calcext:value-type="float">
            <text:p>4</text:p>
          </table:table-cell>
          <table:table-cell table:formula="of:=1/(1+POWER([.$B$3]; -[.B100]/[.$B$2]))" office:value-type="float" office:value="0.982013790037908" calcext:value-type="float">
            <text:p>0,982013790037908</text:p>
          </table:table-cell>
          <table:table-cell table:formula="of:=([.C100]-[.C99])/[.$B$4]" office:value-type="float" office:value="0.0742256237737653" calcext:value-type="float">
            <text:p>0,074225623773765</text:p>
          </table:table-cell>
          <table:table-cell table:formula="of:=IF([.$B$5]*[.B100]+0.5&lt;=0;0;IF([.$B$5]*[.B100]+0.5&gt;1;1;[.$B$5]*[.B100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0]+0.1" office:value-type="float" office:value="4.1" calcext:value-type="float">
            <text:p>4,1</text:p>
          </table:table-cell>
          <table:table-cell table:formula="of:=1/(1+POWER([.$B$3]; -[.B101]/[.$B$2]))" office:value-type="float" office:value="0.983697500628559" calcext:value-type="float">
            <text:p>0,983697500628559</text:p>
          </table:table-cell>
          <table:table-cell table:formula="of:=([.C101]-[.C100])/[.$B$4]" office:value-type="float" office:value="0.067404537960651" calcext:value-type="float">
            <text:p>0,067404537960651</text:p>
          </table:table-cell>
          <table:table-cell table:formula="of:=IF([.$B$5]*[.B101]+0.5&lt;=0;0;IF([.$B$5]*[.B101]+0.5&gt;1;1;[.$B$5]*[.B101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1]+0.1" office:value-type="float" office:value="4.2" calcext:value-type="float">
            <text:p>4,2</text:p>
          </table:table-cell>
          <table:table-cell table:formula="of:=1/(1+POWER([.$B$3]; -[.B102]/[.$B$2]))" office:value-type="float" office:value="0.985225968306727" calcext:value-type="float">
            <text:p>0,985225968306727</text:p>
          </table:table-cell>
          <table:table-cell table:formula="of:=([.C102]-[.C101])/[.$B$4]" office:value-type="float" office:value="0.0611896475598533" calcext:value-type="float">
            <text:p>0,061189647559853</text:p>
          </table:table-cell>
          <table:table-cell table:formula="of:=IF([.$B$5]*[.B102]+0.5&lt;=0;0;IF([.$B$5]*[.B102]+0.5&gt;1;1;[.$B$5]*[.B102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2]+0.1" office:value-type="float" office:value="4.3" calcext:value-type="float">
            <text:p>4,3</text:p>
          </table:table-cell>
          <table:table-cell table:formula="of:=1/(1+POWER([.$B$3]; -[.B103]/[.$B$2]))" office:value-type="float" office:value="0.986613082172335" calcext:value-type="float">
            <text:p>0,986613082172335</text:p>
          </table:table-cell>
          <table:table-cell table:formula="of:=([.C103]-[.C102])/[.$B$4]" office:value-type="float" office:value="0.0555307840488365" calcext:value-type="float">
            <text:p>0,055530784048837</text:p>
          </table:table-cell>
          <table:table-cell table:formula="of:=IF([.$B$5]*[.B103]+0.5&lt;=0;0;IF([.$B$5]*[.B103]+0.5&gt;1;1;[.$B$5]*[.B103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3]+0.1" office:value-type="float" office:value="4.4" calcext:value-type="float">
            <text:p>4,4</text:p>
          </table:table-cell>
          <table:table-cell table:formula="of:=1/(1+POWER([.$B$3]; -[.B104]/[.$B$2]))" office:value-type="float" office:value="0.987871565015726" calcext:value-type="float">
            <text:p>0,987871565015726</text:p>
          </table:table-cell>
          <table:table-cell table:formula="of:=([.C104]-[.C103])/[.$B$4]" office:value-type="float" office:value="0.0503812561738295" calcext:value-type="float">
            <text:p>0,05038125617383</text:p>
          </table:table-cell>
          <table:table-cell table:formula="of:=IF([.$B$5]*[.B104]+0.5&lt;=0;0;IF([.$B$5]*[.B104]+0.5&gt;1;1;[.$B$5]*[.B104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4]+0.1" office:value-type="float" office:value="4.5" calcext:value-type="float">
            <text:p>4,5</text:p>
          </table:table-cell>
          <table:table-cell table:formula="of:=1/(1+POWER([.$B$3]; -[.B105]/[.$B$2]))" office:value-type="float" office:value="0.989013057369407" calcext:value-type="float">
            <text:p>0,989013057369407</text:p>
          </table:table-cell>
          <table:table-cell table:formula="of:=([.C105]-[.C104])/[.$B$4]" office:value-type="float" office:value="0.0456977375522436" calcext:value-type="float">
            <text:p>0,045697737552244</text:p>
          </table:table-cell>
          <table:table-cell table:formula="of:=IF([.$B$5]*[.B105]+0.5&lt;=0;0;IF([.$B$5]*[.B105]+0.5&gt;1;1;[.$B$5]*[.B105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5]+0.1" office:value-type="float" office:value="4.6" calcext:value-type="float">
            <text:p>4,6</text:p>
          </table:table-cell>
          <table:table-cell table:formula="of:=1/(1+POWER([.$B$3]; -[.B106]/[.$B$2]))" office:value-type="float" office:value="0.990048198133096" calcext:value-type="float">
            <text:p>0,990048198133096</text:p>
          </table:table-cell>
          <table:table-cell table:formula="of:=([.C106]-[.C105])/[.$B$4]" office:value-type="float" office:value="0.0414401294902674" calcext:value-type="float">
            <text:p>0,041440129490267</text:p>
          </table:table-cell>
          <table:table-cell table:formula="of:=IF([.$B$5]*[.B106]+0.5&lt;=0;0;IF([.$B$5]*[.B106]+0.5&gt;1;1;[.$B$5]*[.B106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6]+0.1" office:value-type="float" office:value="4.7" calcext:value-type="float">
            <text:p>4,7</text:p>
          </table:table-cell>
          <table:table-cell table:formula="of:=1/(1+POWER([.$B$3]; -[.B107]/[.$B$2]))" office:value-type="float" office:value="0.990986701347152" calcext:value-type="float">
            <text:p>0,990986701347152</text:p>
          </table:table-cell>
          <table:table-cell table:formula="of:=([.C107]-[.C106])/[.$B$4]" office:value-type="float" office:value="0.0375714067900642" calcext:value-type="float">
            <text:p>0,037571406790064</text:p>
          </table:table-cell>
          <table:table-cell table:formula="of:=IF([.$B$5]*[.B107]+0.5&lt;=0;0;IF([.$B$5]*[.B107]+0.5&gt;1;1;[.$B$5]*[.B107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7]+0.1" office:value-type="float" office:value="4.8" calcext:value-type="float">
            <text:p>4,8</text:p>
          </table:table-cell>
          <table:table-cell table:formula="of:=1/(1+POWER([.$B$3]; -[.B108]/[.$B$2]))" office:value-type="float" office:value="0.99183742884684" calcext:value-type="float">
            <text:p>0,99183742884684</text:p>
          </table:table-cell>
          <table:table-cell table:formula="of:=([.C108]-[.C107])/[.$B$4]" office:value-type="float" office:value="0.0340574528457067" calcext:value-type="float">
            <text:p>0,034057452845707</text:p>
          </table:table-cell>
          <table:table-cell table:formula="of:=IF([.$B$5]*[.B108]+0.5&lt;=0;0;IF([.$B$5]*[.B108]+0.5&gt;1;1;[.$B$5]*[.B108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8]+0.1" office:value-type="float" office:value="4.9" calcext:value-type="float">
            <text:p>4,9</text:p>
          </table:table-cell>
          <table:table-cell table:formula="of:=1/(1+POWER([.$B$3]; -[.B109]/[.$B$2]))" office:value-type="float" office:value="0.992608458655718" calcext:value-type="float">
            <text:p>0,992608458655718</text:p>
          </table:table-cell>
          <table:table-cell table:formula="of:=([.C109]-[.C108])/[.$B$4]" office:value-type="float" office:value="0.0308668890662611" calcext:value-type="float">
            <text:p>0,030866889066261</text:p>
          </table:table-cell>
          <table:table-cell table:formula="of:=IF([.$B$5]*[.B109]+0.5&lt;=0;0;IF([.$B$5]*[.B109]+0.5&gt;1;1;[.$B$5]*[.B109]+0.5)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formula="of:=[.B109]+0.1" office:value-type="float" office:value="5" calcext:value-type="float">
            <text:p>5</text:p>
          </table:table-cell>
          <table:table-cell table:formula="of:=1/(1+POWER([.$B$3]; -[.B110]/[.$B$2]))" office:value-type="float" office:value="0.993307149075715" calcext:value-type="float">
            <text:p>0,993307149075715</text:p>
          </table:table-cell>
          <table:table-cell table:formula="of:=([.C110]-[.C109])/[.$B$4]" office:value-type="float" office:value="0.0279709025998632" calcext:value-type="float">
            <text:p>0,027970902599863</text:p>
          </table:table-cell>
          <table:table-cell table:formula="of:=IF([.$B$5]*[.B110]+0.5&lt;=0;0;IF([.$B$5]*[.B110]+0.5&gt;1;1;[.$B$5]*[.B110]+0.5)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  <table:database-ranges>
        <table:database-range table:name="__Anonymous_DB__1" table:target-range-address="'XOR Lösung'.K40:'XOR Lösung'.K40" table:contains-header="false" table:orientation="column"/>
        <table:database-range table:name="__Anonymous_DB__2" table:target-range-address="'XOR Lösung'.H8:'XOR Lösung'.H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2" draw:display-name="Linienspitzen 2" svg:viewBox="0 0 20 30" svg:d="M10 0l-10 30h20z"/>
    <draw:marker draw:name="Linienspitzen_20_3" draw:display-name="Linienspitzen 3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4" draw:display-name="Linienspitzen 4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5" draw:display-name="Linienspitzen 5" svg:viewBox="0 0 200 200" svg:d="M200 100c0 18-4 34-13 50-10 16-21 27-37 37-16 9-32 13-50 13s-34-4-50-13c-16-10-27-21-37-37-9-16-13-32-13-50s4-34 13-50c10-16 21-27 37-37 16-9 32-13 50-13s34 4 50 13c16 10 27 21 37 37 9 16 13 32 13 50z"/>
    <draw:marker draw:name="Linienspitzen_20_6" draw:display-name="Linienspitzen 6" svg:viewBox="-100 -100 200 200" svg:d="M100 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 style:data-style-name="N2" text:time-value="21:56:13.08007011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23:20:02.501443152</meta:creation-date>
    <dc:date>2019-11-23T22:00:27.850153790</dc:date>
    <meta:editing-duration>P16DT13H3M28S</meta:editing-duration>
    <meta:editing-cycles>9</meta:editing-cycles>
    <meta:generator>LibreOffice/6.0.7.3$Linux_X86_64 LibreOffice_project/00m0$Build-3</meta:generator>
    <meta:document-statistic meta:table-count="5" meta:cell-count="7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087cm" svg:height="9.005cm" xlink:href=".." xlink:type="simple" chart:class="chart:scatter" chart:style-name="ch1">
        <chart:legend chart:legend-position="end" svg:x="31.552cm" svg:y="3.705cm" style:legend-expansion="high" chart:style-name="ch2"/>
        <chart:plot-area chart:style-name="ch3" table:cell-range-address="Logistic.B10:Logistic.E110 Logistic.C9:Logistic.E9" chart:data-source-has-labels="row" svg:x="0.681cm" svg:y="0.18cm" svg:width="30.19cm" svg:height="8.645cm">
          <chartooo:coordinate-region svg:x="0.827cm" svg:y="0.379cm" svg:width="29.94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gistic.C10:Logistic.C110" chart:label-cell-address="Logistic.C9:Logistic.C9" chart:class="chart:scatter">
            <chart:domain table:cell-range-address="Logistic.B10:Logistic.B110"/>
            <chart:data-point chart:repeated="101"/>
          </chart:series>
          <chart:series chart:style-name="ch8" chart:values-cell-range-address="Logistic.D10:Logistic.D110" chart:label-cell-address="Logistic.D9:Logistic.D9" chart:class="chart:scatter">
            <chart:data-point chart:repeated="101"/>
          </chart:series>
          <chart:series chart:style-name="ch9" chart:values-cell-range-address="Logistic.E10:Logistic.E110" chart:label-cell-address="Logistic.E9:Logistic.E9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igmoid</text:p>
                <draw:g>
                  <svg:desc>Logistic.C9:Logistic.C9</svg:desc>
                </draw:g>
              </table:table-cell>
              <table:table-cell office:value-type="string">
                <text:p>gauss</text:p>
                <draw:g>
                  <svg:desc>Logistic.D9:Logistic.D9</svg:desc>
                </draw:g>
              </table:table-cell>
              <table:table-cell office:value-type="string">
                <text:p>simple</text:p>
                <draw:g>
                  <svg:desc>Logistic.E9:Logistic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Logistic.B10:Logistic.B110</svg:desc>
                </draw:g>
              </table:table-cell>
              <table:table-cell office:value-type="float" office:value="0.00669285092428492">
                <text:p>0.00669285092428492</text:p>
                <draw:g>
                  <svg:desc>Logistic.C10:Logistic.C110</svg:desc>
                </draw:g>
              </table:table-cell>
              <table:table-cell office:value-type="float" office:value="NaN">
                <text:p>NaN</text:p>
                <draw:g>
                  <svg:desc>Logistic.D10:Logistic.D110</svg:desc>
                </draw:g>
              </table:table-cell>
              <table:table-cell office:value-type="float" office:value="0">
                <text:p>0</text:p>
                <draw:g>
                  <svg:desc>Logistic.E10:Logistic.E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0739154134428204">
                <text:p>0.00739154134428204</text:p>
              </table:table-cell>
              <table:table-cell office:value-type="float" office:value="0.027970902599862">
                <text:p>0.027970902599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0816257115315996">
                <text:p>0.00816257115315996</text:p>
              </table:table-cell>
              <table:table-cell office:value-type="float" office:value="0.030866889066267">
                <text:p>0.030866889066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0901329865284789">
                <text:p>0.00901329865284789</text:p>
              </table:table-cell>
              <table:table-cell office:value-type="float" office:value="0.0340574528457015">
                <text:p>0.0340574528457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0995180186690439">
                <text:p>0.00995180186690439</text:p>
              </table:table-cell>
              <table:table-cell office:value-type="float" office:value="0.037571406790063">
                <text:p>0.037571406790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109869426305933">
                <text:p>0.0109869426305933</text:p>
              </table:table-cell>
              <table:table-cell office:value-type="float" office:value="0.0414401294902643">
                <text:p>0.041440129490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121284349842743">
                <text:p>0.0121284349842743</text:p>
              </table:table-cell>
              <table:table-cell office:value-type="float" office:value="0.0456977375522506">
                <text:p>0.045697737552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133869178276649">
                <text:p>0.0133869178276649</text:p>
              </table:table-cell>
              <table:table-cell office:value-type="float" office:value="0.0503812561738276">
                <text:p>0.050381256173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147740316932731">
                <text:p>0.0147740316932731</text:p>
              </table:table-cell>
              <table:table-cell office:value-type="float" office:value="0.0555307840488312">
                <text:p>0.0555307840488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16302499371441">
                <text:p>0.016302499371441</text:p>
              </table:table-cell>
              <table:table-cell office:value-type="float" office:value="0.0611896475598552">
                <text:p>0.0611896475598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179862099620916">
                <text:p>0.0179862099620916</text:p>
              </table:table-cell>
              <table:table-cell office:value-type="float" office:value="0.0674045379606586">
                <text:p>0.0674045379606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198403057340776">
                <text:p>0.0198403057340776</text:p>
              </table:table-cell>
              <table:table-cell office:value-type="float" office:value="0.0742256237737578">
                <text:p>0.0742256237737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218812709361306">
                <text:p>0.0218812709361306</text:p>
              </table:table-cell>
              <table:table-cell office:value-type="float" office:value="0.0817066289195244">
                <text:p>0.0817066289195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241270214176693">
                <text:p>0.0241270214176693</text:p>
              </table:table-cell>
              <table:table-cell office:value-type="float" office:value="0.0899048651375124">
                <text:p>0.0899048651375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265969935768659">
                <text:p>0.0265969935768659</text:p>
              </table:table-cell>
              <table:table-cell office:value-type="float" office:value="0.0988812050543722">
                <text:p>0.0988812050543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0293122307513564">
                <text:p>0.0293122307513564</text:p>
              </table:table-cell>
              <table:table-cell office:value-type="float" office:value="0.108699979804375">
                <text:p>0.10869997980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0322954646984506">
                <text:p>0.0322954646984506</text:p>
              </table:table-cell>
              <table:table-cell office:value-type="float" office:value="0.119428782445761">
                <text:p>0.119428782445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0355711892726363">
                <text:p>0.0355711892726363</text:p>
              </table:table-cell>
              <table:table-cell office:value-type="float" office:value="0.131138155592429">
                <text:p>0.13113815559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0391657227967645">
                <text:p>0.0391657227967645</text:p>
              </table:table-cell>
              <table:table-cell office:value-type="float" office:value="0.143901138784388">
                <text:p>0.143901138784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0431072549410862">
                <text:p>0.0431072549410862</text:p>
              </table:table-cell>
              <table:table-cell office:value-type="float" office:value="0.157792648285493">
                <text:p>0.157792648285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0474258731775669">
                <text:p>0.0474258731775669</text:p>
              </table:table-cell>
              <table:table-cell office:value-type="float" office:value="0.172888659413831">
                <text:p>0.172888659413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0521535630784179">
                <text:p>0.0521535630784179</text:p>
              </table:table-cell>
              <table:table-cell office:value-type="float" office:value="0.189265159438709">
                <text:p>0.189265159438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0573241758988689">
                <text:p>0.0573241758988689</text:p>
              </table:table-cell>
              <table:table-cell office:value-type="float" office:value="0.206996837859934">
                <text:p>0.20699683785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0629733560569966">
                <text:p>0.0629733560569966</text:p>
              </table:table-cell>
              <table:table-cell office:value-type="float" office:value="0.226155480953518">
                <text:p>0.22615548095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069138420343347">
                <text:p>0.069138420343347</text:p>
              </table:table-cell>
              <table:table-cell office:value-type="float" office:value="0.246808039354688">
                <text:p>0.24680803935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0758581800212437">
                <text:p>0.0758581800212437</text:p>
              </table:table-cell>
              <table:table-cell office:value-type="float" office:value="0.269014341782021">
                <text:p>0.26901434178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0831726964939226">
                <text:p>0.0831726964939226</text:p>
              </table:table-cell>
              <table:table-cell office:value-type="float" office:value="0.29282443549638">
                <text:p>0.2928244354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0911229610148563">
                <text:p>0.0911229610148563</text:p>
              </table:table-cell>
              <table:table-cell office:value-type="float" office:value="0.318275545497093">
                <text:p>0.318275545497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0997504891196853">
                <text:p>0.0997504891196853</text:p>
              </table:table-cell>
              <table:table-cell office:value-type="float" office:value="0.34538866054402">
                <text:p>0.34538866054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109096821195613">
                <text:p>0.109096821195613</text:p>
              </table:table-cell>
              <table:table-cell office:value-type="float" office:value="0.374164775527937">
                <text:p>0.374164775527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119202922022118">
                <text:p>0.119202922022118</text:p>
              </table:table-cell>
              <table:table-cell office:value-type="float" office:value="0.404580846956096">
                <text:p>0.404580846956096</text:p>
              </table:table-cell>
              <table:table-cell office:value-type="float" office:value="0.000416250421201358">
                <text:p>0.0004162504212013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130108474362998">
                <text:p>0.130108474362998</text:p>
              </table:table-cell>
              <table:table-cell office:value-type="float" office:value="0.436585551474596">
                <text:p>0.436585551474596</text:p>
              </table:table-cell>
              <table:table-cell office:value-type="float" office:value="0.0253954379001413">
                <text:p>0.0253954379001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141851064900488">
                <text:p>0.141851064900488</text:p>
              </table:table-cell>
              <table:table-cell office:value-type="float" office:value="0.470094975963096">
                <text:p>0.470094975963096</text:p>
              </table:table-cell>
              <table:table-cell office:value-type="float" office:value="0.0503746253790812">
                <text:p>0.0503746253790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154465265083535">
                <text:p>0.154465265083535</text:p>
              </table:table-cell>
              <table:table-cell office:value-type="float" office:value="0.504988410599105">
                <text:p>0.504988410599105</text:p>
              </table:table-cell>
              <table:table-cell office:value-type="float" office:value="0.0753538128580212">
                <text:p>0.0753538128580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167981614866076">
                <text:p>0.167981614866076</text:p>
              </table:table-cell>
              <table:table-cell office:value-type="float" office:value="0.541104461221428">
                <text:p>0.541104461221428</text:p>
              </table:table-cell>
              <table:table-cell office:value-type="float" office:value="0.100333000336961">
                <text:p>0.100333000336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182425523806357">
                <text:p>0.182425523806357</text:p>
              </table:table-cell>
              <table:table-cell office:value-type="float" office:value="0.57823774101774">
                <text:p>0.57823774101774</text:p>
              </table:table-cell>
              <table:table-cell office:value-type="float" office:value="0.125312187815901">
                <text:p>0.1253121878159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197816111441418">
                <text:p>0.197816111441418</text:p>
              </table:table-cell>
              <table:table-cell office:value-type="float" office:value="0.616136439507401">
                <text:p>0.616136439507401</text:p>
              </table:table-cell>
              <table:table-cell office:value-type="float" office:value="0.150291375294841">
                <text:p>0.1502913752948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214165016957442">
                <text:p>0.214165016957442</text:p>
              </table:table-cell>
              <table:table-cell office:value-type="float" office:value="0.654501093352495">
                <text:p>0.654501093352495</text:p>
              </table:table-cell>
              <table:table-cell office:value-type="float" office:value="0.175270562773781">
                <text:p>0.175270562773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231475216500983">
                <text:p>0.231475216500983</text:p>
              </table:table-cell>
              <table:table-cell office:value-type="float" office:value="0.692984892248208">
                <text:p>0.692984892248208</text:p>
              </table:table-cell>
              <table:table-cell office:value-type="float" office:value="0.200249750252721">
                <text:p>0.200249750252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249739894404883">
                <text:p>0.249739894404883</text:p>
              </table:table-cell>
              <table:table-cell office:value-type="float" office:value="0.731195837306519">
                <text:p>0.731195837306519</text:p>
              </table:table-cell>
              <table:table-cell office:value-type="float" office:value="0.225228937731661">
                <text:p>0.225228937731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268941421369995">
                <text:p>0.268941421369995</text:p>
              </table:table-cell>
              <table:table-cell office:value-type="float" office:value="0.768701022853593">
                <text:p>0.768701022853593</text:p>
              </table:table-cell>
              <table:table-cell office:value-type="float" office:value="0.250208125210601">
                <text:p>0.250208125210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0.289050497374996">
                <text:p>0.289050497374996</text:p>
              </table:table-cell>
              <table:table-cell office:value-type="float" office:value="0.805033231043042">
                <text:p>0.805033231043042</text:p>
              </table:table-cell>
              <table:table-cell office:value-type="float" office:value="0.275187312689541">
                <text:p>0.2751873126895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01">
                <text:p>-0.800000000000001</text:p>
              </table:table-cell>
              <table:table-cell office:value-type="float" office:value="0.310025518872388">
                <text:p>0.310025518872388</text:p>
              </table:table-cell>
              <table:table-cell office:value-type="float" office:value="0.839699910778747">
                <text:p>0.839699910778747</text:p>
              </table:table-cell>
              <table:table-cell office:value-type="float" office:value="0.30016650016848">
                <text:p>0.30016650016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01">
                <text:p>-0.700000000000001</text:p>
              </table:table-cell>
              <table:table-cell office:value-type="float" office:value="0.331812227831834">
                <text:p>0.331812227831834</text:p>
              </table:table-cell>
              <table:table-cell office:value-type="float" office:value="0.872194461001377">
                <text:p>0.872194461001377</text:p>
              </table:table-cell>
              <table:table-cell office:value-type="float" office:value="0.32514568764742">
                <text:p>0.32514568764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01">
                <text:p>-0.600000000000001</text:p>
              </table:table-cell>
              <table:table-cell office:value-type="float" office:value="0.354343693774205">
                <text:p>0.354343693774205</text:p>
              </table:table-cell>
              <table:table-cell office:value-type="float" office:value="0.902009561414558">
                <text:p>0.902009561414558</text:p>
              </table:table-cell>
              <table:table-cell office:value-type="float" office:value="0.35012487512636">
                <text:p>0.350124875126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0.377540668798145">
                <text:p>0.377540668798145</text:p>
              </table:table-cell>
              <table:table-cell office:value-type="float" office:value="0.928652104617025">
                <text:p>0.928652104617025</text:p>
              </table:table-cell>
              <table:table-cell office:value-type="float" office:value="0.3751040626053">
                <text:p>0.3751040626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1">
                <text:p>-0.400000000000001</text:p>
              </table:table-cell>
              <table:table-cell office:value-type="float" office:value="0.401312339887548">
                <text:p>0.401312339887548</text:p>
              </table:table-cell>
              <table:table-cell office:value-type="float" office:value="0.951659100579014">
                <text:p>0.951659100579014</text:p>
              </table:table-cell>
              <table:table-cell office:value-type="float" office:value="0.40008325008424">
                <text:p>0.400083250084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1">
                <text:p>-0.300000000000001</text:p>
              </table:table-cell>
              <table:table-cell office:value-type="float" office:value="0.425557483188341">
                <text:p>0.425557483188341</text:p>
              </table:table-cell>
              <table:table-cell office:value-type="float" office:value="0.970613768811903">
                <text:p>0.970613768811903</text:p>
              </table:table-cell>
              <table:table-cell office:value-type="float" office:value="0.42506243756318">
                <text:p>0.425062437563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1">
                <text:p>-0.200000000000001</text:p>
              </table:table-cell>
              <table:table-cell office:value-type="float" office:value="0.450166002687522">
                <text:p>0.450166002687522</text:p>
              </table:table-cell>
              <table:table-cell office:value-type="float" office:value="0.985160927269095">
                <text:p>0.985160927269095</text:p>
              </table:table-cell>
              <table:table-cell office:value-type="float" office:value="0.45004162504212">
                <text:p>0.45004162504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01">
                <text:p>-0.100000000000001</text:p>
              </table:table-cell>
              <table:table-cell office:value-type="float" office:value="0.47502081252106">
                <text:p>0.47502081252106</text:p>
              </table:table-cell>
              <table:table-cell office:value-type="float" office:value="0.995020748953228">
                <text:p>0.995020748953228</text:p>
              </table:table-cell>
              <table:table-cell office:value-type="float" office:value="0.47502081252106">
                <text:p>0.47502081252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00000000000001">
                <text:p>1.000000000000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">
                <text:p>0.1</text:p>
              </table:table-cell>
              <table:table-cell office:value-type="float" office:value="0.52497918747894">
                <text:p>0.52497918747894</text:p>
              </table:table-cell>
              <table:table-cell office:value-type="float" office:value="1">
                <text:p>1</text:p>
              </table:table-cell>
              <table:table-cell office:value-type="float" office:value="0.52497918747894">
                <text:p>0.524979187478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0.549833997312478">
                <text:p>0.549833997312478</text:p>
              </table:table-cell>
              <table:table-cell office:value-type="float" office:value="0.99502074895323">
                <text:p>0.99502074895323</text:p>
              </table:table-cell>
              <table:table-cell office:value-type="float" office:value="0.54995837495788">
                <text:p>0.549958374957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">
                <text:p>0.3</text:p>
              </table:table-cell>
              <table:table-cell office:value-type="float" office:value="0.574442516811659">
                <text:p>0.574442516811659</text:p>
              </table:table-cell>
              <table:table-cell office:value-type="float" office:value="0.985160927269098">
                <text:p>0.985160927269098</text:p>
              </table:table-cell>
              <table:table-cell office:value-type="float" office:value="0.57493756243682">
                <text:p>0.574937562436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0.598687660112452">
                <text:p>0.598687660112452</text:p>
              </table:table-cell>
              <table:table-cell office:value-type="float" office:value="0.970613768811899">
                <text:p>0.970613768811899</text:p>
              </table:table-cell>
              <table:table-cell office:value-type="float" office:value="0.59991674991576">
                <text:p>0.59991674991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622459331201854">
                <text:p>0.622459331201854</text:p>
              </table:table-cell>
              <table:table-cell office:value-type="float" office:value="0.951659100579012">
                <text:p>0.951659100579012</text:p>
              </table:table-cell>
              <table:table-cell office:value-type="float" office:value="0.624895937394699">
                <text:p>0.6248959373946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">
                <text:p>0.6</text:p>
              </table:table-cell>
              <table:table-cell office:value-type="float" office:value="0.645656306225795">
                <text:p>0.645656306225795</text:p>
              </table:table-cell>
              <table:table-cell office:value-type="float" office:value="0.928652104617034">
                <text:p>0.928652104617034</text:p>
              </table:table-cell>
              <table:table-cell office:value-type="float" office:value="0.649875124873639">
                <text:p>0.6498751248736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0.668187772168166">
                <text:p>0.668187772168166</text:p>
              </table:table-cell>
              <table:table-cell office:value-type="float" office:value="0.902009561414551">
                <text:p>0.902009561414551</text:p>
              </table:table-cell>
              <table:table-cell office:value-type="float" office:value="0.674854312352579">
                <text:p>0.6748543123525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0.689974481127612">
                <text:p>0.689974481127612</text:p>
              </table:table-cell>
              <table:table-cell office:value-type="float" office:value="0.872194461001381">
                <text:p>0.872194461001381</text:p>
              </table:table-cell>
              <table:table-cell office:value-type="float" office:value="0.699833499831519">
                <text:p>0.6998334998315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0.710949502625004">
                <text:p>0.710949502625004</text:p>
              </table:table-cell>
              <table:table-cell office:value-type="float" office:value="0.839699910778745">
                <text:p>0.839699910778745</text:p>
              </table:table-cell>
              <table:table-cell office:value-type="float" office:value="0.724812687310459">
                <text:p>0.7248126873104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731058578630005">
                <text:p>0.731058578630005</text:p>
              </table:table-cell>
              <table:table-cell office:value-type="float" office:value="0.805033231043046">
                <text:p>0.805033231043046</text:p>
              </table:table-cell>
              <table:table-cell office:value-type="float" office:value="0.749791874789399">
                <text:p>0.7497918747893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0.750260105595117">
                <text:p>0.750260105595117</text:p>
              </table:table-cell>
              <table:table-cell office:value-type="float" office:value="0.768701022853585">
                <text:p>0.768701022853585</text:p>
              </table:table-cell>
              <table:table-cell office:value-type="float" office:value="0.774771062268339">
                <text:p>0.774771062268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0.768524783499017">
                <text:p>0.768524783499017</text:p>
              </table:table-cell>
              <table:table-cell office:value-type="float" office:value="0.731195837306522">
                <text:p>0.731195837306522</text:p>
              </table:table-cell>
              <table:table-cell office:value-type="float" office:value="0.799750249747279">
                <text:p>0.799750249747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0.785834983042558">
                <text:p>0.785834983042558</text:p>
              </table:table-cell>
              <table:table-cell office:value-type="float" office:value="0.692984892248212">
                <text:p>0.692984892248212</text:p>
              </table:table-cell>
              <table:table-cell office:value-type="float" office:value="0.824729437226219">
                <text:p>0.8247294372262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0.802183888558581">
                <text:p>0.802183888558581</text:p>
              </table:table-cell>
              <table:table-cell office:value-type="float" office:value="0.654501093352493">
                <text:p>0.654501093352493</text:p>
              </table:table-cell>
              <table:table-cell office:value-type="float" office:value="0.849708624705159">
                <text:p>0.8497086247051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0.817574476193643">
                <text:p>0.817574476193643</text:p>
              </table:table-cell>
              <table:table-cell office:value-type="float" office:value="0.616136439507404">
                <text:p>0.616136439507404</text:p>
              </table:table-cell>
              <table:table-cell office:value-type="float" office:value="0.874687812184099">
                <text:p>0.8746878121840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0.832018385133924">
                <text:p>0.832018385133924</text:p>
              </table:table-cell>
              <table:table-cell office:value-type="float" office:value="0.578237741017739">
                <text:p>0.578237741017739</text:p>
              </table:table-cell>
              <table:table-cell office:value-type="float" office:value="0.899666999663039">
                <text:p>0.899666999663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0.845534734916465">
                <text:p>0.845534734916465</text:p>
              </table:table-cell>
              <table:table-cell office:value-type="float" office:value="0.541104461221427">
                <text:p>0.541104461221427</text:p>
              </table:table-cell>
              <table:table-cell office:value-type="float" office:value="0.924646187141978">
                <text:p>0.9246461871419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0.858148935099512">
                <text:p>0.858148935099512</text:p>
              </table:table-cell>
              <table:table-cell office:value-type="float" office:value="0.504988410599109">
                <text:p>0.504988410599109</text:p>
              </table:table-cell>
              <table:table-cell office:value-type="float" office:value="0.949625374620918">
                <text:p>0.9496253746209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0.869891525637002">
                <text:p>0.869891525637002</text:p>
              </table:table-cell>
              <table:table-cell office:value-type="float" office:value="0.470094975963092">
                <text:p>0.470094975963092</text:p>
              </table:table-cell>
              <table:table-cell office:value-type="float" office:value="0.974604562099858">
                <text:p>0.9746045620998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880797077977882">
                <text:p>0.880797077977882</text:p>
              </table:table-cell>
              <table:table-cell office:value-type="float" office:value="0.436585551474592">
                <text:p>0.436585551474592</text:p>
              </table:table-cell>
              <table:table-cell office:value-type="float" office:value="0.999583749578798">
                <text:p>0.9995837495787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0.890903178804387">
                <text:p>0.890903178804387</text:p>
              </table:table-cell>
              <table:table-cell office:value-type="float" office:value="0.404580846956102">
                <text:p>0.404580846956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0.900249510880314">
                <text:p>0.900249510880314</text:p>
              </table:table-cell>
              <table:table-cell office:value-type="float" office:value="0.374164775527934">
                <text:p>0.374164775527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0.908877038985144">
                <text:p>0.908877038985144</text:p>
              </table:table-cell>
              <table:table-cell office:value-type="float" office:value="0.345388660544025">
                <text:p>0.3453886605440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0.916827303506077">
                <text:p>0.916827303506077</text:p>
              </table:table-cell>
              <table:table-cell office:value-type="float" office:value="0.318275545497092">
                <text:p>0.318275545497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924141819978756">
                <text:p>0.924141819978756</text:p>
              </table:table-cell>
              <table:table-cell office:value-type="float" office:value="0.292824435496378">
                <text:p>0.292824435496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0.930861579656653">
                <text:p>0.930861579656653</text:p>
              </table:table-cell>
              <table:table-cell office:value-type="float" office:value="0.269014341782021">
                <text:p>0.269014341782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0.937026643943003">
                <text:p>0.937026643943003</text:p>
              </table:table-cell>
              <table:table-cell office:value-type="float" office:value="0.246808039354697">
                <text:p>0.246808039354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0.942675824101131">
                <text:p>0.942675824101131</text:p>
              </table:table-cell>
              <table:table-cell office:value-type="float" office:value="0.226155480953514">
                <text:p>0.226155480953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0.947846436921582">
                <text:p>0.947846436921582</text:p>
              </table:table-cell>
              <table:table-cell office:value-type="float" office:value="0.206996837859936">
                <text:p>0.2069968378599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952574126822433">
                <text:p>0.952574126822433</text:p>
              </table:table-cell>
              <table:table-cell office:value-type="float" office:value="0.189265159438712">
                <text:p>0.1892651594387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0.956892745058914">
                <text:p>0.956892745058914</text:p>
              </table:table-cell>
              <table:table-cell office:value-type="float" office:value="0.172888659413824">
                <text:p>0.1728886594138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0.960834277203235">
                <text:p>0.960834277203235</text:p>
              </table:table-cell>
              <table:table-cell office:value-type="float" office:value="0.157792648285495">
                <text:p>0.157792648285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0.964428810727364">
                <text:p>0.964428810727364</text:p>
              </table:table-cell>
              <table:table-cell office:value-type="float" office:value="0.143901138784389">
                <text:p>0.1439011387843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0.967704535301549">
                <text:p>0.967704535301549</text:p>
              </table:table-cell>
              <table:table-cell office:value-type="float" office:value="0.131138155592434">
                <text:p>0.131138155592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0.970687769248644">
                <text:p>0.970687769248644</text:p>
              </table:table-cell>
              <table:table-cell office:value-type="float" office:value="0.119428782445762">
                <text:p>0.1194287824457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0.973403006423134">
                <text:p>0.973403006423134</text:p>
              </table:table-cell>
              <table:table-cell office:value-type="float" office:value="0.108699979804373">
                <text:p>0.108699979804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0.975872978582331">
                <text:p>0.975872978582331</text:p>
              </table:table-cell>
              <table:table-cell office:value-type="float" office:value="0.0988812050543669">
                <text:p>0.0988812050543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0.978118729063869">
                <text:p>0.978118729063869</text:p>
              </table:table-cell>
              <table:table-cell office:value-type="float" office:value="0.0899048651375174">
                <text:p>0.0899048651375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0.980159694265922">
                <text:p>0.980159694265922</text:p>
              </table:table-cell>
              <table:table-cell office:value-type="float" office:value="0.0817066289195207">
                <text:p>0.0817066289195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982013790037908">
                <text:p>0.982013790037908</text:p>
              </table:table-cell>
              <table:table-cell office:value-type="float" office:value="0.0742256237737653">
                <text:p>0.0742256237737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0.983697500628559">
                <text:p>0.983697500628559</text:p>
              </table:table-cell>
              <table:table-cell office:value-type="float" office:value="0.067404537960651">
                <text:p>0.067404537960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0.985225968306727">
                <text:p>0.985225968306727</text:p>
              </table:table-cell>
              <table:table-cell office:value-type="float" office:value="0.0611896475598533">
                <text:p>0.0611896475598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0.986613082172335">
                <text:p>0.986613082172335</text:p>
              </table:table-cell>
              <table:table-cell office:value-type="float" office:value="0.0555307840488365">
                <text:p>0.0555307840488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987871565015726">
                <text:p>0.987871565015726</text:p>
              </table:table-cell>
              <table:table-cell office:value-type="float" office:value="0.0503812561738295">
                <text:p>0.0503812561738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0.989013057369407">
                <text:p>0.989013057369407</text:p>
              </table:table-cell>
              <table:table-cell office:value-type="float" office:value="0.0456977375522436">
                <text:p>0.0456977375522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0.990048198133096">
                <text:p>0.990048198133096</text:p>
              </table:table-cell>
              <table:table-cell office:value-type="float" office:value="0.0414401294902674">
                <text:p>0.0414401294902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990986701347152">
                <text:p>0.990986701347152</text:p>
              </table:table-cell>
              <table:table-cell office:value-type="float" office:value="0.0375714067900642">
                <text:p>0.0375714067900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99183742884684">
                <text:p>0.99183742884684</text:p>
              </table:table-cell>
              <table:table-cell office:value-type="float" office:value="0.0340574528457067">
                <text:p>0.0340574528457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992608458655718">
                <text:p>0.992608458655718</text:p>
              </table:table-cell>
              <table:table-cell office:value-type="float" office:value="0.0308668890662611">
                <text:p>0.03086688906626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0.993307149075715">
                <text:p>0.993307149075715</text:p>
              </table:table-cell>
              <table:table-cell office:value-type="float" office:value="0.0279709025998632">
                <text:p>0.027970902599863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638cm" svg:y="3.954cm" style:legend-expansion="high" chart:style-name="ch2"/>
        <chart:plot-area chart:style-name="ch3" table:cell-range-address="Logistic.H31:Logistic.I40" svg:x="0.319cm" svg:y="0.18cm" svg:width="11cm" svg:height="8.645cm">
          <chartooo:coordinate-region svg:x="0.755cm" svg:y="0.379cm" svg:width="10.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gistic.I31:Logistic.I40" chart:class="chart:scatter">
            <chart:domain table:cell-range-address="Logistic.H31:Logistic.H40"/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H</text:p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Logistic.H31:Logistic.H40</svg:desc>
                </draw:g>
              </table:table-cell>
              <table:table-cell office:value-type="float" office:value="5">
                <text:p>5</text:p>
                <draw:g>
                  <svg:desc>Logistic.I31:Logistic.I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">
                <text:p>0.08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